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paragraph-properties fo:padding="0.074cm" fo:border-left="none" fo:border-right="none" fo:border-top="none" fo:border-bottom="0.002cm solid #000000" style:join-border="false"/>
      <style:text-properties fo:language="en" fo:country="US"/>
    </style:style>
    <style:style style:name="P5" style:family="paragraph" style:parent-style-name="Standard">
      <style:paragraph-properties fo:margin-top="0cm" fo:margin-bottom="0.353cm" fo:line-height="115%" fo:text-align="start" style:justify-single-word="false"/>
      <style:text-properties style:use-window-font-color="true" style:font-name="Calibri" fo:font-size="11pt" fo:language="en" fo:country="US" fo:font-weight="normal" fo:background-color="transparent" style:font-name-asian="Calibri" style:font-name-complex="Calibri"/>
    </style:style>
    <style:style style:name="P6" style:family="paragraph" style:parent-style-name="Standard">
      <style:paragraph-properties fo:margin-top="0cm" fo:margin-bottom="0.353cm" fo:line-height="115%" fo:text-align="start" style:justify-single-word="false"/>
      <style:text-properties style:use-window-font-color="true" style:font-name="Calibri" fo:font-size="11pt" fo:font-weight="normal" fo:background-color="transparent" style:font-name-asian="Calibri" style:font-name-complex="Calibri"/>
    </style:style>
    <style:style style:name="P7" style:family="paragraph" style:parent-style-name="Standard">
      <style:text-properties fo:language="en" fo:country="US"/>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Standard">
      <style:text-properties fo:language="en" fo:country="US" fo:font-weight="bold" style:font-weight-asian="bold" style:font-weight-complex="bold"/>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hapter 2 of Aweworld</text:p>
      <text:p text:style-name="P1"/>
      <text:p text:style-name="P1">Having sailed across the Western sea to reach the Archipelago sea of Thousand Island, Avolc begins her search for the Awe Fleet. </text:p>
      <text:p text:style-name="P1"/>
      <text:p text:style-name="P1">There are several Rallying points to investigate that can help her find them. The scout she has recovered on the first island has sombre news about the progress of the fleet. But the information is outdated at best. </text:p>
      <text:p text:style-name="P1"/>
      <text:p text:style-name="P1">Avolc has to decide whether to proceed to the next rallying point or follow the hunch of the scout that there would be no one there but possible danger. </text:p>
      <text:p text:style-name="P1"/>
      <text:p text:style-name="P1">( Event, decide on where to go. Navpoint 2 or Navpoint 3, which is further away)</text:p>
      <text:p text:style-name="P1"/>
      <text:p text:style-name="P1"><text:s/></text:p>
      <text:p text:style-name="P1">Navpoint 2 has no Ships waiting, but there are signs of temporary encampment on the island. Perhaps clues?</text:p>
      <text:p text:style-name="P1"/>
      <text:p text:style-name="P1"/>
      <text:p text:style-name="P1">Navpoint 3 has another lone scout waiting thats gone somewhat native on the island. Informs that last time he saw the ships was when he was first dropped off, that they are weeks late from picking him up again. </text:p>
      <text:p text:style-name="P1"/>
      <text:p text:style-name="P1">Further scout reports give Avolc a clue of the fleets last movements, that they headed toward Port Nowhere, a known tariff free neutral floating trade city located in the heart of the islands. </text:p>
      <text:p text:style-name="P1"/>
      <text:p text:style-name="P1"/>
      <text:p text:style-name="P1">There is still a 4<text:span text:style-name="T1">th</text:span> Tertiary rallying point that could be checked out. It was to be used to gather at a certain date that has long passed for the return toward Aweland. But that date has passed, but it might contain more clues. </text:p>
      <text:p text:style-name="P1">That or head straight toward the heart of Island region and look for the estimated location of the Port from the scouts report. </text:p>
      <text:p text:style-name="P1"/>
      <text:p text:style-name="P1">Navpoint 4 has a scuttled Aweship grounded on the beach. While appearing to be a wreck at first, its been thoroughly scavenged and salvaged for anything useful and its deemed to have been intentional. Its damaged from the kind of battle damage The attentive received from its recent battle with Thunder weapons. </text:p>
      <text:p text:style-name="P1">There are semi-hostile Gryph natives around that seem to avoid contact? You can capture one for information but also possibly stay a while for repairs by taking spare parts and materials of the scuttled ship. </text:p>
      <text:p text:style-name="P1"/>
      <text:p text:style-name="P1"/>
      <text:p text:style-name="P1">A captured Gryph informs that they dont like Awes because they've picked the islands clean of food and only given silver in return, which you cannot eat. A foraging Awe ships use to regularly pass by this region. </text:p>
      <text:p text:style-name="P1">You can eat the gryph. </text:p>
      <text:p text:style-name="P1"/>
      <text:p text:style-name="P1"/>
      <text:p text:style-name="P1">All thats left is to head toward the Central region where Port-nowhere is thought to be. </text:p>
      <text:p text:style-name="P1">Here you can choose how to search. <text:s/>Either search the fertile islands. Sail by the largest islands. Or check the area of sandbanks. </text:p>
      <text:p text:style-name="P1"><text:soft-page-break/></text:p>
      <text:p text:style-name="P1">Fertile islands </text:p>
      <text:p text:style-name="P1"/>
      <text:p text:style-name="P1">Its possible to find the foraging Awe ship here if you were quick. </text:p>
      <text:p text:style-name="P1">They will be happy to see you, though the captain is a brusque and rather unkind female Awe with little regard for non-Awes. They will lead you to the fleet right away. </text:p>
      <text:p text:style-name="P1"/>
      <text:p text:style-name="P1">If your arrive late, you will find traces of the foraging ship, islands picked clean and angry and fearful natives that say they have nothing more to give to our kind. They will hint the direction of the fleet. </text:p>
      <text:p text:style-name="P1"/>
      <text:p text:style-name="P1"/>
      <text:p text:style-name="P1">Large islands.</text:p>
      <text:p text:style-name="P1"/>
      <text:p text:style-name="P1">No fleet or port here, but signs of inhabitants. Possible vore endings and possible encounter with enemy ship. </text:p>
      <text:p text:style-name="P1"/>
      <text:p text:style-name="P1"/>
      <text:p text:style-name="P1">Sandbanks. </text:p>
      <text:p text:style-name="P1"/>
      <text:p text:style-name="P1">Fleet is around here. You can find them after a search of the area. You can also get stuck on Sandbanks and take some damage and the fleet finds you instead. </text:p>
      <text:p text:style-name="P1"/>
      <text:p text:style-name="P1"/>
      <text:p text:style-name="P1">The Fleet. </text:p>
      <text:p text:style-name="P1"/>
      <text:p text:style-name="P1">Introduction to Fleet Admiral and cadre of Captains. </text:p>
      <text:p text:style-name="P1">Fleet Admiral is a thoroughly stubborn individual that refuses to consider withdrawal and is here to do her task. Will be very critical of Avolcs actions up to this point, but will be impressed by the Intel and if you managed to destroy the enemy vessel. </text:p>
      <text:p text:style-name="P1"/>
      <text:p text:style-name="P1">The fleet admiral knows the location of the neutral port, but though it has no outright open signs of pirates, her thorough search of the area has revealed no other pirate haven yet. </text:p>
      <text:p text:style-name="P1"/>
      <text:p text:style-name="P1">She wants to attack and blockade the port. <text:s/>But she needs more justification to attack it, her fellow captains have talked her down from aggressive action. Has possible communication and collaboration with a mercenary Trading house of Gryphs that has given them a lot of inside information.</text:p>
      <text:p text:style-name="P1"/>
      <text:p text:style-name="P1">Its suspected the leader of the pirates have a discreet hideout in the port, managing to hide or bribe themselves from the Empire and Kingdom Patrols both. </text:p>
      <text:p text:style-name="P1"/>
      <text:p text:style-name="P1"/>
      <text:p text:style-name="P1">A possible battle occurs from the fleets pursuers who decide to make a move. </text:p>
      <text:p text:style-name="P1">Avolc is not active in the tactics of the fight and have to obey orders as they come. The brilliance of the fleet admirals tactical sense is revealed as she manages to rout the attack by clever maneuvering.</text:p>
      <text:p text:style-name="P1">If you obey your orders exactly, you take more crew-losses but gain an overall larger strategic victory.</text:p>
      <text:p text:style-name="P1"/>
      <text:p text:style-name="P1"/>
      <text:p text:style-name="P1"/>
      <text:p text:style-name="P1"/>
      <text:p text:style-name="P1"><text:soft-page-break/></text:p>
      <text:p text:style-name="P1">Avolc is “asked” to infiltrate Port-nowhere, posing as merchants of the merchant league. Is given a dinky captured ship and get to choose some crew to take with her. </text:p>
      <text:p text:style-name="P1"/>
      <text:p text:style-name="P1">Port-Nowhere is a free-port, regulated in its own way but belonging to no nation. The Empire has some galleys in dock here and even a Gryph Trade-cruiser is anchored a distance away. </text:p>
      <text:p text:style-name="P1"/>
      <text:p text:style-name="P1">The infiltration takes Avolc to various places of the port. Where she can find out several details of how things are amiss and the general population is suffering. Wingless is introduced, carrying dire warnings. Hints of Thunderhill prisoners having been here can be found. </text:p>
      <text:p text:style-name="P1">Clues of the weapons origins can be found.</text:p>
      <text:p text:style-name="P1"/>
      <text:p text:style-name="P1">The infiltration has to be made with minimum amount of Awes, you can only pick one or two officers with you. Keeper and Zat has to come and act as leaders. </text:p>
      <text:p text:style-name="P1"/>
      <text:p text:style-name="P1">Possible contact with The sailing company representatives. </text:p>
      <text:p text:style-name="P4"/>
      <text:p text:style-name="P1"/>
      <text:p text:style-name="P1">Brainstorm:</text:p>
      <text:p text:style-name="P1"/>
      <text:p text:style-name="P4">Fleet Admiral wants to lure out or thinks she's destroyed the majority of the pirate fleet. Wants to blockade Port nowhere as in the great blockade. But its a trap, it was all a trap all along to lure the awe fleet here and destroy it. And some Gryph trading houses were in on it. </text:p>
      <text:p text:style-name="P4">Drudge 'Diplomat' is at the gryph capitol, trying to get the gryphs to repay their favors with a expeditionary fleet to the west. Favours being new weapons.</text:p>
      <text:p text:style-name="P1"/>
      <text:p text:style-name="P1">Though the port is trying to operate normally, there are signs of pirates having taken over everywhere. Angry inhabitants and loitering ruffians. </text:p>
      <text:p text:style-name="P1"/>
      <text:p text:style-name="P1">Depending on how discreet you've been you can either escape with the information you've received or you get captured and imprisoned with other Awes. </text:p>
      <text:p text:style-name="P1"/>
      <text:p text:style-name="P1">Either way the Admiral will attack, though it will go poorly for your fleet and crew with less information going in. </text:p>
      <text:p text:style-name="P1"/>
      <text:p text:style-name="P1">Attack on port nowhere.</text:p>
      <text:p text:style-name="P1">Not all of the port if hostile and the Fleet-admirals intent is to blockade the port like in the great blockade. </text:p>
      <text:p text:style-name="P1">But the operation turns into a trap, the fleet is expected and opened fire upon by stationary cannons all over the port warehouse district. Hordes of armed and armored gators assail the fleets troops and hidden ships come in to attack. </text:p>
      <text:p text:style-name="P1"/>
      <text:p text:style-name="P1">The attack turns into a rout and during the escape you have to make several hard choices. When things look the hardest, Valnos rescues you at a cost. </text:p>
      <text:p text:style-name="P1"/>
      <text:p text:style-name="P1">You make an narrow escape, depending on the state of your ship, you can rescue some stranded Awes from other ships. The fleet is entirely scattered and most of it destroyed depending on your level of intel from the port. Some might escape into the maze of islands. </text:p>
      <text:p text:style-name="P1"/>
      <text:p text:style-name="P1">Grief and some despair grips the crew. You have to be strong for them and give them focus. </text:p>
      <text:p text:style-name="P1">You can decide to head for Kingdom of Plumes to find help and culprits conspirators. You have found clues of the thunder-weapons coming from here. </text:p>
      <text:p text:style-name="P1"><text:soft-page-break/>(Should there be more choices of where to go? Sea of fangs are closed. Wulfland is a possible suspect conspirator. Empire is a hard place, perhaps there. )</text:p>
      <text:p text:style-name="P1"/>
      <text:p text:style-name="P1"/>
      <text:p text:style-name="P1"/>
      <text:p text:style-name="P1"/>
      <text:p text:style-name="P1">Arriving at the port capitol of the Kingdom takes you in at the splendor and wealth of the Gryphs. The port is ancient and has been expanded upon for centuries. Its bustling with traffic. But there's trouble in the air here and the crown of one of the biggest trees in the center of the town is smoldering from a recent fire. </text:p>
      <text:p text:style-name="P1"/>
      <text:p text:style-name="P1">Something has happened here and the port is in uproar about it. Apparently there's been a coup attempt. Your arrival with the news of Port-nowhere being a haven for a new pirate lord, possibly a warlord falls deaf ears as Gryphs are preoccupied with their own problems. </text:p>
      <text:p text:style-name="P1"/>
      <text:p text:style-name="P1">The arrival of the pirate fleet soon behind you makes matters further complicated and causes a stir. </text:p>
      <text:p text:style-name="P1"/>
      <text:p text:style-name="P1">Soon you gain allies, perhaps seeking out House Blueleaf or a competitor house that approaches you, offering assistance. <text:s/>And you're brought up to the high courts of the Gryph major houses. </text:p>
      <text:p text:style-name="P1">The king of the Gryphs and the leading House have been slain and brought to ruin and the lower houses are clamoring for who to take their place. </text:p>
      <text:p text:style-name="P1"/>
      <text:p text:style-name="P1">In the end, “Traitor” houses have conspired to overthrow the old establishment, who believed more in a free-market and have funded the piracy efforts in order to stifle competition and gain a upper-hand. Gryphs have seen a decline in their profits since Awes and Wulfs started joining in on the major trading and flooding the market with cheap metals. A balance that has existed for a long time have over short time shuffled wealth and standing around considerably. </text:p>
      <text:p text:style-name="P1"/>
      <text:p text:style-name="P1">The Gator Warlord himself makes an appearance to give the traitor houses his backing. Though their goal is in the end to invade Aweland, the gryph houses care little, as long as they receive the premium rights on trading between east and west.</text:p>
      <text:p text:style-name="P1"/>
      <text:p text:style-name="P1">House Blueleaf is one of the traitor-houses, Kveest, who's been too low-ranking to know of this plot is dismayed but ultimately loyal to his lineage. He offers you a chance to escape but wont be able to help unless you can convince him to join you. </text:p>
      <text:p text:style-name="P1">The alternate house you could ally with prove to be more of an ally, but mostly because they have the most to loose on the usurping establishment. Several Gryphs join your crew with them. </text:p>
      <text:p text:style-name="P1"/>
      <text:p text:style-name="P1">A Drudge observer is very riled up about the news of Thunder weapons being in use, especially in such nefarious ways. They find their way to you and offer to guide you to Novinus, the Drudge homeland to the south and take up your case there. Thats where the weapons come from and this is a serious breach of their laws and trust. </text:p>
      <text:p text:style-name="P1"/>
      <text:p text:style-name="P1">You head for Novinus and have to escape pirates and the Kingdom port once more. </text:p>
      <text:p text:style-name="P1"/>
      <text:p text:style-name="P1">You pass by old Preenlon lands toward Novinus. It is nowdays Gator vassal land and loyal to the new Pirate Warlord. </text:p>
      <text:p text:style-name="P1"/>
      <text:p text:style-name="P1">At Novinus, basically a fortress island with imposing defenses you are accepted with some wariness and curiosity. No Awes have been invited here before. </text:p>
      <text:p text:style-name="P1"/>
      <text:p text:style-name="P1">You are allowed to make your case to the Drudge council. </text:p>
      <text:p text:style-name="P1"><text:soft-page-break/>There might be two factions at play here. One supporting the distribution of knowledge and tech, heretics. And the conservative establishment who prefer isolation. </text:p>
      <text:p text:style-name="P1"/>
      <text:p text:style-name="P1">If you fail to convince the isolationist council, the heretics approach you with a plan to help. </text:p>
      <text:p text:style-name="P1">You can then either accept their help, or double-cross them and expose them to the conservatives. </text:p>
      <text:p text:style-name="P1"/>
      <text:p text:style-name="P1">Gaining the trust of the conservatives involve convincing them that their leaks have put your entire nation and people at grave peril and disadvantage and guilt them into providing your people equalization against your odds. Gaining their help will help in the overall war-effort diplomatically, repair your ship and give you access home, westward. </text:p>
      <text:p text:style-name="P1"/>
      <text:p text:style-name="P1">Getting the help of the Heretics means getting your hand on more advanced tech, but the ire of the conservatives. The war-effort will not gain as much help, though the tech advantage of stronger more advanced cannons and plans for firearms do help. The heretics were ultimately the ones responsible for leaking the cannon tech in the first place however. </text:p>
      <text:p text:style-name="P1"/>
      <text:p text:style-name="P1">Possible to get the help of both? </text:p>
      <text:p text:style-name="P1"/>
      <text:p text:style-name="P1">Either who you get the help of, you acquire the map and means for a way home. The way east is blocked by the pirate fleet who no doubt guard the passage through the fangs. </text:p>
      <text:p text:style-name="P1">Your only choice is to go around, West, and head for the east coast around the globe past the cursed seas. </text:p>
      <text:p text:style-name="P1"/>
      <text:p text:style-name="P1">This passage and place has religious significance to Drudges. Who say your will only make it if the “Eye of the Father” judges you worthy. </text:p>
      <text:p text:style-name="P1"/>
      <text:p text:style-name="P1">So off you go. Toward unknown seas. You have to make it home with warnings and aid before the pirate warlord amasses his grand armada and invades the west coast after the sea of fangs are made passable once more. </text:p>
      <text:p text:style-name="P1"/>
      <text:p text:style-name="P1">You will have a Drudge or two with you. </text:p>
      <text:p text:style-name="P1"/>
      <text:p text:style-name="P4"/>
      <text:p text:style-name="P1">Old ideas and writeup: </text:p>
      <text:p text:style-name="P1"/>
      <text:p text:style-name="P6">Avolc arrives at thousand islands and start to search various pre-marked rendezvous spots. On one, a sudden scout appears from one of the islands and makes his report. </text:p>
      <text:p text:style-name="P6">The Awe fleet is in retreat. They arrived in force and spread out as planned, to find pirate hide-away, but that sprung the trap. The ships were assaulted, outnumbered and outgunned. The few of the Awe-fleet that managed to escape the snare gathered together and are now in a running fight around the islands, cut off from escape. Now you are in this trap too. </text:p>
      <text:p text:style-name="P6">You meet with what remains of the fleet who are planning a surprise counter-attack on what they've found to be port-nowhere, which is their base of operations. </text:p>
      <text:p text:style-name="P6">The attack goes well, Avolc leads a troop onto the island to rescue some of the captured crews. But they warn that its a trap! And at that moment, thunderous cannons sound as ships start to emerge and overwhelm the attacks. </text:p>
      <text:p text:style-name="P6">Avolc and her crew fight they way back to their ships. But not before loosing important crew-members who bravely buy everyone time. Detonating their black-powder stores and nearly blowing the whole floating <text:soft-page-break/>port up. </text:p>
      <text:p text:style-name="P6">Avolc manages to escape with one or two other ships. They cant flee east anymore, so they flee westward. </text:p>
      <text:p text:style-name="P6">The fleet is lost, the enemy is greater then they imagined and planning a full-scale assault on Aweland. Their attack though a loss, might have bought their homeland some time, but with no way to know whats coming, that time will count for naught. </text:p>
      <text:p text:style-name="P6">The plan is to head for Gryphlands and perhaps secure a Gryph trade-ship that can make the passage east and warn everyone. </text:p>
      <text:p text:style-name="P6">But as they arrive in Gryphlands, there's turmoil there aswell. A coup and trading houses in open conflict with one another. One that supports the pirate fleet and one that opposes it. </text:p>
      <text:p text:style-name="P5">Alas the supporting house has the military advantage and though Avolc is allowed there for diplomatic reasons, there will be no help there. House Blueleaf offers its aid however, or a defecting part of it and a new planned is hatched.</text:p>
      <text:p text:style-name="P1"/>
      <text:p text:style-name="P4"/>
      <text:p text:style-name="P1"/>
      <text:p text:style-name="P1">Feature ideas: </text:p>
      <text:p text:style-name="P1"/>
      <text:p text:style-name="P1">Officer system. </text:p>
      <text:p text:style-name="P1"/>
      <text:p text:style-name="P1">Evolving pictures. (Getting fatter) </text:p>
      <text:p text:style-name="P1"/>
      <text:p text:style-name="P1">Valnos? Can fly over a pass. Does so to silence canonbatteries. </text:p>
      <text:p text:style-name="P1"/>
      <text:p text:style-name="P1">Vore ideas:</text:p>
      <text:p text:style-name="P1"/>
      <text:p text:style-name="P1">Getting seduced by gryph captain. </text:p>
      <text:p text:style-name="P1"/>
      <text:p text:style-name="P1">Consentual endo vore with Nyxie. </text:p>
      <text:p text:style-name="P1"/>
      <text:p text:style-name="P1">Pelican?</text:p>
      <text:p text:style-name="P1"/>
      <text:p text:style-name="P1">Eaten by Elda.</text:p>
      <text:p text:style-name="P1"/>
      <text:p text:style-name="P1">Loosing a fight to a gator.</text:p>
      <text:p text:style-name="P1"/>
      <text:p text:style-name="P1">Notable new characters:</text:p>
      <text:p text:style-name="P1"/>
      <text:p text:style-name="P1">Fleet-Admiral (needs a name) “Newtree”</text:p>
      <text:p text:style-name="P1">Flag-Captain (Needs a name)</text:p>
      <text:p text:style-name="P1">Some fleet captains. </text:p>
      <text:p text:style-name="P1"/>
      <text:p text:style-name="P1">Wingless. (Just calls himself Wi-less)</text:p>
      <text:p text:style-name="P1">Gryph mercenary Captain</text:p>
      <text:p text:style-name="P1">Kingdom liason: Chio</text:p>
      <text:p text:style-name="P1"/>
      <text:p text:style-name="P1">Gator Warlord.</text:p>
      <text:p text:style-name="P1"><text:soft-page-break/></text:p>
      <text:p text:style-name="P1">Drudge diplomat and engineer.</text:p>
      <text:p text:style-name="P1"/>
      <text:p text:style-name="P1"><text:s/></text:p>
      <text:p text:style-name="P1"/>
      <text:p text:style-name="P1">Event write-up: </text:p>
      <text:p text:style-name="P1"/>
      <text:p text:style-name="P1"/>
      <text:p text:style-name="P1"/>
      <text:p text:style-name="P1"/>
      <text:p text:style-name="P1"/>
      <text:p text:style-name="P1"/>
      <text:p text:style-name="P1"/>
      <text:p text:style-name="P1"/>
      <text:p text:style-name="P1"/>
      <text:p text:style-name="P1"/>
      <text:p text:style-name="P1">Introduction Chapter 2</text:p>
      <text:p text:style-name="P1"/>
      <text:p text:style-name="P1"/>
      <text:p text:style-name="P1">Our homeland of Aweland lays far behind us. Our journey has taken us past the perilous Sea of Fangs and the gap of open sea past Pale-Rock. </text:p>
      <text:p text:style-name="P1">We are now at Thousand islands. A name for an archipelago sea that really does not give it justice for the amount of islands this region has. </text:p>
      <text:p text:style-name="P1"/>
      <text:p text:style-name="P1">This region of sea is vast, its a few weeks sailing in width but stretches far north and south in a band of shallow sea not unlike the Sea of fangs. Unlike the fangs, the islands here are larger and far more hospitable and home to many island-hopping Gryph Islanders. </text:p>
      <text:p text:style-name="P1"/>
      <text:p text:style-name="P1">Our purpose here is to find our war-fleet, which have sailed here a few months earlier. A fleet thats here to root out the pirate infestation thats been responsible for harassing a large part of Awe trade shipping and behind a brazen raid upon Thunderhill, a peaceful sizable coastal-town back on our homeland. Citizen were kidnapped and large parts of the port set ablaze. </text:p>
      <text:p text:style-name="P1">The leadership back home fear this is part of a larger conspiracy toward Aweland. </text:p>
      <text:p text:style-name="P1">We are effectively in a state of war until the truth is uncovered and justice has been served! </text:p>
      <text:p text:style-name="P1"/>
      <text:p text:style-name="P1"/>
      <text:p text:style-name="P1">We are carrying supplies, reinforcements and information for our fleet. But first we must find them in this maze of islands.</text:p>
      <text:p text:style-name="P1">We have several preset navigational points of interest to help us. Rallying and convergence points where our fleet or signs of it could be found.</text:p>
      <text:p text:style-name="P1"/>
      <text:p text:style-name="P1">Upon arriving at our first “Nav point”, a waiting scout of the fleet found us and brought dire news. </text:p>
      <text:p text:style-name="P1">The fleet is in trouble. The pirates are more dangerously armed with weapons never seen before. Our own perilous encounter with one by Pale-rock was a dangerous testament to that. </text:p>
      <text:p text:style-name="P1"/>
      <text:p text:style-name="P1">The scouts report is sketchy at best. They were stationed here early upon arriving in this region after the fleet engaged a group of suspected pirates and were battered into withdrawing from the fight. </text:p>
      <text:p text:style-name="P1">If the Scouts report is to be believed, they have been hounded around the Thousand islands since.</text:p>
      <text:p text:style-name="P1">However, if they had been so outmatched and chosen to retreat, we should have encountered the fleet or elements of it returning to Aweland on our way here. </text:p>
      <text:p text:style-name="P1"/>
      <text:p text:style-name="P1">We have to find them and the truth of the matter. </text:p>
      <text:p text:style-name="P1"><text:soft-page-break/></text:p>
      <text:p text:style-name="P1"/>
      <text:p text:style-name="P1"/>
      <text:p text:style-name="P1"/>
      <text:p text:style-name="P1">Interview with Scout.</text:p>
      <text:p text:style-name="P1"/>
      <text:p text:style-name="P1">where</text:p>
      <text:p text:style-name="P1"/>
      <text:p text:style-name="P1"/>
      <text:p text:style-name="P1"/>
      <text:p text:style-name="P1">“Where is the fleet?”</text:p>
      <text:p text:style-name="P1"/>
      <text:p text:style-name="P1">“I do not know exactly where it is Captain. As I said before, shortly after we arrived, an unknown fleet flying no colors met us. It was as if they had been expecting us.” The scout recounted.</text:p>
      <text:p text:style-name="P1"/>
      <text:p text:style-name="P1">“The Fleet-Admiral ordered us scouts to investigate them, but we were driven back by Gryph fliers before we got a good look. They were no warships though, they looked like common trade ships, some even hardly suitable for open seas. They were nearly twice our number however.” He shook his head and frowned. “Hostilities were brief. First they dropped firebombs with marginal effectiveness and then... their weapons, caught everyone by surprise. I think one of our ships were severely damaged before the Fleet-Admiral ordered withdrawal. It seemed to me they almost let us go. I think perhaps their flagship was badly damaged by ours in the skirmish.”</text:p>
      <text:p text:style-name="P1"/>
      <text:p text:style-name="P1">“What happened next?” I drummed at the table. </text:p>
      <text:p text:style-name="P1"/>
      <text:p text:style-name="P1">“They chased us for a few days until we lost them in a particularly foggy day. The captains all convened for a meeting with the Admiral. It was decided, I heard, to keep most of the fleet together rather then disperse as the originally planned. The fastest frigates parted way, I don't know on what mission.” Scout Harbinger cocked his head at me. “Did none of this information make it back home? I saw the messenger birds released myself.” </text:p>
      <text:p text:style-name="P1">I shook my head. </text:p>
      <text:p text:style-name="P1"/>
      <text:p text:style-name="P1">“They are proving to be quite unreliable over these kinds of distances of open sea. High-Admiral only received scattered reports. Continue, what happened next?”</text:p>
      <text:p text:style-name="P1"/>
      <text:p text:style-name="P1">“Not much, Captain. We sailed this way and that a while, I was not privy to the decision making behind our movements. Occasionally we'd spot sails of pursuing ships, but for the duration I was on the fleet, we had no more engagements. I was deployed here, on Navpoint 1, shortly afterwards, in anticipation for reinforcements.”</text:p>
      <text:p text:style-name="P1"/>
      <text:p text:style-name="P1">“Well... We are all the reinforcements the fleet will get. I'm not sure how the Fleet-Admiral expected High-Admiral to release the home-fleet and leave our shores unguarded anyway, the council of Voice-Matrons would never have approved.“ I muttered sourly. But these thoughts were above the Scouts area of responsibility and he just stared at me uncertainly, not sure if he was to answer.</text:p>
      <text:p text:style-name="P1"/>
      <text:p text:style-name="P1">“Never mind. Why don't you go get that rest Scout Harbinger, you've earned it.”</text:p>
      <text:p text:style-name="P1"/>
      <text:p text:style-name="P1"/>
      <text:p text:style-name="P1"/>
      <text:p text:style-name="P1"/>
      <text:p text:style-name="P1">Scout Harbinger has confirmed that our original charts fall-back plans are still in effect. </text:p>
      <text:p text:style-name="P1"><text:soft-page-break/>We have several not too distant navigational points of interest to investigate. </text:p>
      <text:p text:style-name="P1">Upon deployment, into the sea, the standing order was to divide the fleet into appointed regions for scouting and investigation. To not entirely loose touch of each other, several points of rendezvous were marked for certain dates where elements of the fleet could converge and share findings.</text:p>
      <text:p text:style-name="P1"/>
      <text:p text:style-name="P1">The dates of the nearby 'Navpoints' have long since passed, but so has the original plan of the fleet. Our only option if we are to find them is to investigate these points of interest and gather clues. </text:p>
      <text:p text:style-name="P1"/>
      <text:p text:style-name="P1">We must find the fleet, or signs of where they have gone, the sooner the better. We probably cant investigate all our clues. For now Scout Harbinger has pointed out two points of interest worth investigating.</text:p>
      <text:p text:style-name="P1"/>
      <text:p text:style-name="P1">Navpoint 2. </text:p>
      <text:p text:style-name="P1">A lush trio of connected islands called 'Three Sons' about a days sailing northward. A source of fresh water in the area and an appointed resupply point. This lays closest to our current position, its unlikely the fleet is here, but its sure to have stopped by here at some point. <text:s/>Scout Harbringer informs the fleet is likely to have headed this way after dropping him off. </text:p>
      <text:p text:style-name="P1"/>
      <text:p text:style-name="P1">Navpoint 3.</text:p>
      <text:p text:style-name="P1">I have no notes on these groups of islands, its not part of any original Admiralty plans, but Scout Harbinger believes another scout might still be in this area. The Fleet Admiral was interested in gathering information from some native Islanders spotted in the area and dropped one off to asses their strength and possibly make contact.</text:p>
      <text:p text:style-name="P1">This destination lays further away to the west by about 2 days.</text:p>
      <text:p text:style-name="P1"/>
      <text:p text:style-name="P1"/>
      <text:p text:style-name="P1"/>
      <text:p text:style-name="P1"/>
      <text:p text:style-name="P1"/>
      <text:p text:style-name="P1"/>
      <text:p text:style-name="P1"/>
      <text:p text:style-name="P1"/>
      <text:p text:style-name="P1"/>
      <text:p text:style-name="P1">Arriving at Navpoint 2</text:p>
      <text:p text:style-name="P1"/>
      <text:p text:style-name="P1">We sail by many smaller yet forested islands. We are still at the edges of Thousand islands but already I'm starting to understand where this sea got its name. </text:p>
      <text:p text:style-name="P1">They are craggy islands with the kind of tough vegetation that can survive being literally submerged by the harsh storms that can rage past these places. I'm none too impressed by the potential hospitality for anyone wishing to live out here, least of all build some kind of port. </text:p>
      <text:p text:style-name="P1"/>
      <text:p text:style-name="P1">As we approach our destination however, the island trio of 'Three sons' come into view well in the distance. Cliffs jut up high on the three islands and lush and diverse plant-life cling to these peaks, making them look like three thick green finger-digits. The three islands are in a sense one big island, they're clearly connected and at low-tide it would be possible to easily cross between them on foot. But right now the high-tides separate the three.</text:p>
      <text:p text:style-name="P1"/>
      <text:p text:style-name="P1">Its no doubt still a wet and windy place most times of the year, but life finds a way to cling to whatever stable place it can find.</text:p>
      <text:p text:style-name="P1"/>
      <text:p text:style-name="P1">It does not take long while circling the islands to find the beach that had seen recent use. </text:p>
      <text:p text:style-name="P1">A bay with deep shallow let us sail in and anchor right close to he bay of the second most largest of <text:soft-page-break/>the island trio. </text:p>
      <text:p text:style-name="P1">Signs of the fleet having been here is everywhere. Abandoned make-shift shelters has been built amongst the woods and sections of trees have been cleared away in places and harvested for their wood judging by the remains of wood-chips and pulp. </text:p>
      <text:p text:style-name="P1"/>
      <text:p text:style-name="P1">Cut out trails of plenty of passage lead further into the island too, it looks almost as if the whole fleet had been trampling around on this beach. </text:p>
      <text:p text:style-name="P1"/>
      <text:p text:style-name="P1"/>
      <text:p text:style-name="P1">Scout Report:</text:p>
      <text:p text:style-name="P1">Scouts report that the largest trail lead to an inland pool. Its nearly been drained of usable fresh water. Other trails likewise lead to smaller wells and one to a small natural clearing.</text:p>
      <text:p text:style-name="P1">There are some signs of landing and passage on the closest smaller island too, but none to the extent of this island, its mostly been foraged for food.</text:p>
      <text:p text:style-name="P1">The large island seems mostly untouched, but it also has less choosable landing spots and seem to consist mostly of slick cliffs and difficult terrain.</text:p>
      <text:p text:style-name="P1"/>
      <text:p text:style-name="P1"/>
      <text:p text:style-name="P1">Search for clues. </text:p>
      <text:p text:style-name="P1"/>
      <text:p text:style-name="P1">A cursory glance through the hastily erected but surprisingly firmly built shacks do not reveal much.</text:p>
      <text:p text:style-name="P1">Little appear to have been left that couldn't be carried along. But perhaps someone with astute eyes and time can puzzle something together or find something. </text:p>
      <text:p text:style-name="P1"/>
      <text:p text:style-name="P1">Assign a Officer. </text:p>
      <text:p text:style-name="P1"/>
      <text:p text:style-name="P1">The shacks appear to have been mostly used to keep objects rather then people dry from rain. There are signs and remains that reveal they have constructed severals barrels and containers and stocked up very well on water.</text:p>
      <text:p text:style-name="P1">One of the shacks were slightly better built then the others and appear to have housed someone in charge. Scratchings in the wood imply a lot of counting having been done. </text:p>
      <text:p text:style-name="P1">Awe lettering and fur found around the place make it no doubt that it was Awes who were here and not some others.</text:p>
      <text:p text:style-name="P1"/>
      <text:p text:style-name="P1">Further investigation of the island show less sign of passage then expected. Whoever was here was not here long and focused on their tasks.</text:p>
      <text:p text:style-name="P1"/>
      <text:p text:style-name="P1">It seems clear someone was not planning on resupplying any time soon again and made a big operation out of stocking up quick from the islands. Judging by how cleaned up and little was left around, I suspect that although it was done under efficient haste rather then under any duress. It is likely the fleet used their supplies to move deeper into Thousand Island without having to have to worry for stops. </text:p>
      <text:p text:style-name="P1"/>
      <text:p text:style-name="P1"><text:s/></text:p>
      <text:p text:style-name="P1"/>
      <text:p text:style-name="P1"/>
      <text:p text:style-name="P1">Raptorians want ashore</text:p>
      <text:p text:style-name="P1"/>
      <text:p text:style-name="P1">The Raptorians have been sitting quietly down in the depths of the holds for most of the journey. Now they request permission to go ashore and stretch their limbs properly. Some have expressed the desire to be allowed a day to roam around and get proper exercise and loose their pent-up energy and tension. </text:p>
      <text:p text:style-name="P1"><text:soft-page-break/>The Packmaster recommends keeping them from straying too far.</text:p>
      <text:p text:style-name="P1"/>
      <text:p text:style-name="P1">Let them go ashore.</text:p>
      <text:p text:style-name="P1"/>
      <text:p text:style-name="P1">As it seems the fleet let most their crews up to stretch their legs, so I think its wise to do so for my own. </text:p>
      <text:p text:style-name="P1">The Raptorians do not even wait to mount any boats, as a troop, they jump overboard one by one and swim the short stretch from the ship to the island. </text:p>
      <text:p text:style-name="P1">Well on the shore they rowdily dash around with pent up energies, tackle and growl like a rowdy bunch. </text:p>
      <text:p text:style-name="P1">The crew who are ashore to refill out own water supply wisely keep well out of their way. </text:p>
      <text:p text:style-name="P1"/>
      <text:p text:style-name="P1">Let them roam</text:p>
      <text:p text:style-name="P1"/>
      <text:p text:style-name="P1">I figure its wise to keep the Raptorians happy. I agree to their request to let them roam the island.</text:p>
      <text:p text:style-name="P1">They do not even wait for boats to carry them ashore, as a troop they jump overboard one by one and swim the short stretch to the beach. </text:p>
      <text:p text:style-name="P1">Well ashore most scatter, running headlong into the woods with weeks of pent up energy while some remain and rowdily wrestle and growl at each-other on the beach. </text:p>
      <text:p text:style-name="P1">The crew who are ashore to refill out own water supply wisely keep well out of their way. </text:p>
      <text:p text:style-name="P1"/>
      <text:p text:style-name="P1">A Raptorian has gone missing. </text:p>
      <text:p text:style-name="P1"/>
      <text:p text:style-name="P1">I should almost have foreseen this happening. But as night falls and its time gather everyone, one Raptorian is reported as missing by the attending squires. </text:p>
      <text:p text:style-name="P1">After a quick check and headcount of the crew, it was clear he had not been eaten by a crew-mate (not even Keeper could digest one of them that fast), but gone missing somewhere on the islands.</text:p>
      <text:p text:style-name="P1">The Packmaster volunteer to search with his Raptorians and so do the Scouts, but the scouts say they cant effectively search at the same time as the Raptorians.</text:p>
      <text:p text:style-name="P1"/>
      <text:p text:style-name="P1">Who do you assign to search.</text:p>
      <text:p text:style-name="P1"/>
      <text:p text:style-name="P1">Scouts or Packmaster(Raptorians) </text:p>
      <text:p text:style-name="P1"/>
      <text:p text:style-name="P1">I'll give the Raptorians a chance to fix their mess. I figure they should know best how to find one of their own. </text:p>
      <text:p text:style-name="P1">The Packmaster and his Raptorians disappear into the darkening woods of the island once more. </text:p>
      <text:p text:style-name="P1">Hours pass and its well into the night as their hulking figures once again reemerge onto the beach, carrying with them their wounded comrade. </text:p>
      <text:p text:style-name="P1"/>
      <text:p text:style-name="P1">This missing Raptorians had tried to scale the cliffs of the larger island and taken a fall into a crevasse. Apparently a large opportunistic serpent of some sort was trying to make a dinner out of him and had to be fought off. </text:p>
      <text:p text:style-name="P1">They've injured their leg but the Squires assure me its treatable. </text:p>
      <text:p text:style-name="P1">I should have figured the Raptorians would be foolish and not stick to this one island. Next time i'll make sure they're under more supervision. </text:p>
      <text:p text:style-name="P1"/>
      <text:p text:style-name="P1">Scouts </text:p>
      <text:p text:style-name="P1"/>
      <text:p text:style-name="P1">I don't want to risk Raptorians getting into further messes and decide to let my nimble scouts get the assignment. </text:p>
      <text:p text:style-name="P1">The scouts fan out and disappear like shadows into the gloom. Its not until well in the morning that <text:soft-page-break/>they return with their report. </text:p>
      <text:p text:style-name="P1"/>
      <text:p text:style-name="P1">They combed the island and found nothing, after expanding the search to the neighboring islands they came upon a particularly fat snake digesting a gargantuan meal. </text:p>
      <text:p text:style-name="P1">All signs point to this meal being our missing Raptorian. Rescue however, had come too late. </text:p>
      <text:p text:style-name="P1">I should have figured the Raptorians would be foolish and not stick to this one island. Next time i'll make sure they're under more supervision lest they explore the digestive tract of further fauna.</text:p>
      <text:p text:style-name="P1"/>
      <text:p text:style-name="P1">Save time, set sail.</text:p>
      <text:p text:style-name="P1"/>
      <text:p text:style-name="P1">I deny their request. We don't quite the time for leisure when we have so much catching up to do. </text:p>
      <text:p text:style-name="P1">The Raptorians will have to behave well a while longer down in the ships holds. </text:p>
      <text:p text:style-name="P1"/>
      <text:p text:style-name="P1"/>
      <text:p text:style-name="P1"/>
      <text:p text:style-name="P1">Next Destination</text:p>
      <text:p text:style-name="P1"/>
      <text:p text:style-name="P1">Poor investigation:</text:p>
      <text:p text:style-name="P1">Our clues here were scant, but it appears the fleet stocked themselves up fully on these islands. Its unlikely they headed for any other resupply points. </text:p>
      <text:p text:style-name="P1"/>
      <text:p text:style-name="P1">We might have to head for Navpoint 3 where we might find another scout or perhaps some natives for more information.</text:p>
      <text:p text:style-name="P1"/>
      <text:p text:style-name="P1">Good investigation:</text:p>
      <text:p text:style-name="P1"/>
      <text:p text:style-name="P1">Its clear the Fleet stocked up well before heading in deeper into Thousand islands in a hurry. Coded clues in the abandoned shacks appear to point to one of the Fleets preset rendezvous-points deeper in Thousand islands. </text:p>
      <text:p text:style-name="P1"/>
      <text:p text:style-name="P1">We can still backtrack slightly and head towards Navpoint 3 to investigate the possibility of another scout or natives with further information or head on deeper into Thousand Islands to the next rendezvous point marked as Navpoint 4. </text:p>
      <text:p text:style-name="P1"/>
      <text:p text:style-name="P1"/>
      <text:p text:style-name="P1">Arriving at Navpoint 3</text:p>
      <text:p text:style-name="P1"/>
      <text:p text:style-name="P1"/>
      <text:p text:style-name="P1"/>
      <text:p text:style-name="P1">We sail deeper into Thousand Islands and the islands start to become more numerous. There's at least always one or two visible on the horizon somewhere at this point, but as we get deeper they can in places become almost a maze-like archipelago.</text:p>
      <text:p text:style-name="P1"/>
      <text:p text:style-name="P1">Navigating this sea with this many landmarks is at least easy as long as we keep track of where we are. Finding our way again if the weather throws us off with so many similar looking lone islands around would set us back considerably. </text:p>
      <text:p text:style-name="P1">Luckily the weather has remained relatively calm, with only small bouts of sudden squalls as temperature drops for the evenings. Nothing the crew and ship cant handle with seemingly trivial ease. I still catch myself occasionally worried sometimes, only to remember I'm no longer on my old ship 'Barristan' of the East sea.</text:p>
      <text:p text:style-name="P1"/>
      <text:p text:style-name="P1"><text:s/></text:p>
      <text:p text:style-name="P1"><text:soft-page-break/></text:p>
      <text:p text:style-name="P1">The island Scout Harbinger marked out turns out to be a sizable stretch of thin flat landmass. Its high enough above sea-level provide refuge to tides but have little in terms of high cliffs. </text:p>
      <text:p text:style-name="P1">Still, it seems thickly forested and dense with brush. Its clearly the home of many birds as their squawking is heard well off the coast as we search for a suitable approach. </text:p>
      <text:p text:style-name="P1">The shores around the island are shallow all the way around and we have to settle further out then I'd like. The ship will be blown around by wind and wave. </text:p>
      <text:p text:style-name="P1"/>
      <text:p text:style-name="P1">So far no sign of the supposed scout. But if they are here they might just be on the wrong side of the island so I'm not ready to make any assumptions yet. The scouts have reported some fleeting signs of habitation, but I have a hard time seeing how any natives could live here.</text:p>
      <text:p text:style-name="P1">Due to the difficulty of landing boats in, I can only send out a limited shore party. I'll have to decide on who to send with the assignment to search. </text:p>
      <text:p text:style-name="P1"/>
      <text:p text:style-name="P1">Arn, Tung or Garsch</text:p>
      <text:p text:style-name="P1"/>
      <text:p text:style-name="P1">Scout Report: </text:p>
      <text:p text:style-name="P1"/>
      <text:p text:style-name="P1">The scouts report the island is twice as long as its wide in a vague crescent shape. Its covered by forest all through-out, in some places all the way to the shoreline. It may in fact be that the island proper is actually smaller then it seems as a form of mangrove grows along its edges and over the shallow water itself. </text:p>
      <text:p text:style-name="P1">There are a few landing spots boats where mangrove isn't too thick, but they involve some cliff climbing. </text:p>
      <text:p text:style-name="P1">There appears to be smoke of what could be cooking fires coming from the center of the island. However there are little to no visible open areas not covered by canopy of trees.</text:p>
      <text:p text:style-name="P1">The scouts are unable to penetrate deep into the forest proper without making a proper expedition out of it. </text:p>
      <text:p text:style-name="P1"/>
      <text:p text:style-name="P1">Expedition</text:p>
      <text:p text:style-name="P1"/>
      <text:p text:style-name="P1">The expedition paddles away and beach their boats on the cliffs and disappear into the brush of island. I can faintly hear them call out in Awe greeting-call even from here, but its soon drowned out as they move further in. We can do little back at the ship and wait. Hopefully they will be back before nightfall or we'll have to keep a signal flame alight.</text:p>
      <text:p text:style-name="P1"/>
      <text:p text:style-name="P1">Success:</text:p>
      <text:p text:style-name="P1"/>
      <text:p text:style-name="P1">The party has come in contact with a small village of Gryph Islanders and our wayward scout who seemed to be living among them. They have brought the Scout with them along with a few Islanders who arrive with canoes from somewhere hidden of the island thick mangrove brush.</text:p>
      <text:p text:style-name="P1"/>
      <text:p text:style-name="P1">Soon the missing Scout stands on deck along with a two Gryphs. One elaborately painted and one less decorated but solid and strong looking. Islander Gryphs were notably a lot bulkier then the Kingdom variant.</text:p>
      <text:p text:style-name="P1"/>
      <text:p text:style-name="P1">Fail:</text:p>
      <text:p text:style-name="P1"/>
      <text:p text:style-name="P1">The expedition returns empty-handed and looking flustered and annoyed. The thick forest proved difficult too difficult to navigate and whats more there seemed to be several traps around which hindered of slowed the party down. As darkness began to fall, they turned back toward the ship. </text:p>
      <text:p text:style-name="P1"/>
      <text:p text:style-name="P1"><text:soft-page-break/>But our presence has not gone unnoticed. We spot canoes warily paddling among the mangrove brush, observing our ship. Perhaps they will come to us instead. </text:p>
      <text:p text:style-name="P1"/>
      <text:p text:style-name="P1">Scout Vessla is a bushy furred and older scout then I'm used to seeing. He's carrying painted markings and garments like those the islanders have. It seems he had been integrating quite well with them. </text:p>
      <text:p text:style-name="P1">There's a slight unmistakable air of distance in him toward us, he stands firmly with the islanders and does not quite seem to be hopping with joy to me back among his own kind. </text:p>
      <text:p text:style-name="P1"/>
      <text:p text:style-name="P1">“Scout Vessla reporting as requested.” He muttered brusquely and stood at attention as I approached. </text:p>
      <text:p text:style-name="P1"/>
      <text:p text:style-name="P1">“Im Captain Avolc of the Attentive.” I turn my gaze toward the islanders and Scout Vessla motions as he introduces them. </text:p>
      <text:p text:style-name="P1"/>
      <text:p text:style-name="P1">“This is Forager Holixer and Chief-Son Darter.” The scout switches to Trade-tongue, the language of the kingdom and the common language used in the west. I note how he introduced the larger 'Forager' before what I assume is the smaller but more elaborately painted supposed son of the chieftain. </text:p>
      <text:p text:style-name="P1"/>
      <text:p text:style-name="P1">I extend a wing to touch the Foragers before the Chief-sons. </text:p>
      <text:p text:style-name="P1"/>
      <text:p text:style-name="P1">“Fortuitous greetings.” I greet them neutrally but pleasantly.</text:p>
      <text:p text:style-name="P1"/>
      <text:p text:style-name="P1">“Honored Leader.” Forager Holixer curtsies with a bow of his head along with Chief-Son Darter, who remains silent. </text:p>
      <text:p text:style-name="P1"/>
      <text:p text:style-name="P1">“What brings you to Lanaga territory, Captain?” Scout Vessla asks absently. I frown at him, normal procedure would be to report for duty, he's clearly keeping a distance. <text:s/></text:p>
      <text:p text:style-name="P1"/>
      <text:p text:style-name="P1">“I was told I could find you here, you were left on assignment by the Fleet. A Fleet I'm trying to come in contact with. I'd like your report and aid in locating their whereabouts, Scout.” </text:p>
      <text:p text:style-name="P1"/>
      <text:p text:style-name="P1">Scout Harbinger stands not far out of view and Vessla meets his eyes briefly before nodding. </text:p>
      <text:p text:style-name="P1"/>
      <text:p text:style-name="P1">“The Fleet-Admiral left me here to negotiate the Lanaga tribes future cooperation with Admiralty operations in the area. They lay claim to this area of sea and its resources as their foraging grounds.” The scout explains. </text:p>
      <text:p text:style-name="P1"/>
      <text:p text:style-name="P1">I quirk my brow at this. It was not what I heard from Scout Harbinger.</text:p>
      <text:p text:style-name="P1"/>
      <text:p text:style-name="P1">“Oh? You received such additional instructions were you to make contact with the natives?” I switch to Awe tongue. “I don't believe Admiralty officially recognizes any claim to these islands.” </text:p>
      <text:p text:style-name="P1"/>
      <text:p text:style-name="P1">This seems to test Scout Vessla who knits his brow eyes me sternly. </text:p>
      <text:p text:style-name="P1"/>
      <text:p text:style-name="P1">“Captain! My orders were to make contact, yes. But during my time here I've learned much of their customs and society. They may not be a recognized nation, but they have ancestral claim to this region of sea and we'd do well to respect them if we want future naval operations to remain peaceful.”</text:p>
      <text:p text:style-name="P1"/>
      <text:p text:style-name="P1">His defensiveness and tone is a little sudden, the Gryphs shift uncomfortably at the clipped anger in <text:soft-page-break/>his tone, though they don't seem to understand the Aweish words. It seems he had gotten quite attached to his hosts and perhaps them to him. </text:p>
      <text:p text:style-name="P1"/>
      <text:p text:style-name="P1"/>
      <text:p text:style-name="P1">“Lower your hackles Scout.” I warn him. “I'm not here to make policy or drive anyone off their islands. You better explain where this attitude is coming from, I have no patience for subtleties.”</text:p>
      <text:p text:style-name="P1"/>
      <text:p text:style-name="P1">The scout seems to visible force himself to calm and meets my eyes. </text:p>
      <text:p text:style-name="P1"/>
      <text:p text:style-name="P1">“Alright Captain. I will explain, in private, if thats okay.”</text:p>
      <text:p text:style-name="P1"/>
      <text:p text:style-name="P1">I motion toward my cabin to where we can have a debriefing. To my surprise, the two Gryphs follow in the Scouts steps before I can say anything else. </text:p>
      <text:p text:style-name="P1"/>
      <text:p text:style-name="P1"/>
      <text:p text:style-name="P1">Once seated I steeple my paws together and observe the way the Chief-son seats himself close to the Scout. They have an unmistakable tender sort of familiarity with each-other. I stow that observation away for later. </text:p>
      <text:p text:style-name="P1"/>
      <text:p text:style-name="P1">“So. Scout Vessla, why don't you begin from the beginning.” I Offer in Trade-speech for the benefit of our guests. </text:p>
      <text:p text:style-name="P1"/>
      <text:p text:style-name="P1">“We spotted the Lanagans during our movement through the area. The Fleet-Admiral had hoped to gain some local information about the force opposing us most of all. But they proved elusive to our efforts for contact and I volunteered to stay and gather information.”</text:p>
      <text:p text:style-name="P1"/>
      <text:p text:style-name="P1">“Well, it seems you were successful in your efforts, the Fleet-Admiral will be pleased once we find them.” I nod toward the Gryphs. To my surprise Forager Holixer speaks up with a firm tone and hard stare. </text:p>
      <text:p text:style-name="P1"/>
      <text:p text:style-name="P1">“Vessla has joined tribe Lanaga. Only his 'report' need return, not his person.”</text:p>
      <text:p text:style-name="P1"/>
      <text:p text:style-name="P1">I pause at this, incredulous and turn to Vessla for some sort of explanation, but he remains silent, avoiding eye contact.</text:p>
      <text:p text:style-name="P1"/>
      <text:p text:style-name="P1">“Am I to understand Vessla is your prisoner?” Yet as I ask this, it makes little sense for them to be here on my ship, just the three of them if this was the case.</text:p>
      <text:p text:style-name="P1"/>
      <text:p text:style-name="P1">“No. Vessla is no prisoner. He is now Lanaga.” He continues with his burly croaking voice, the Chief-son meanwhile straightens, raising his crest with confidence and challenge while the Forager speaks for him. “We are here to ensure his wishes are heard and he not be taken away against his will.”</text:p>
      <text:p text:style-name="P1"/>
      <text:p text:style-name="P1">I find myself briefly at a loss for words and eye them back and forth, but they seemed entirely straight-faced serious. Even as I struggle at what end to grip this unexpected twist of an issue, Vessla noticeably inches closer to Darter.</text:p>
      <text:p text:style-name="P1"/>
      <text:p text:style-name="P1">“I'm not sure I understand. You joined the Islanders?” I find myself asking in Aweish. </text:p>
      <text:p text:style-name="P1"/>
      <text:p text:style-name="P1">“I did! They were very hospitable once they got over their initial suspicion of me. I came to appreciate their ways and way of life.” He eyed the Red and yellow feathered Gryph who smiled back at him. “I wish to stay.” </text:p>
      <text:p text:style-name="P1"><text:soft-page-break/></text:p>
      <text:p text:style-name="P1">I suspected there was more going on then was being said. In truth it was not my business.</text:p>
      <text:p text:style-name="P1">But what gives me strongest pause is the scouts abandonment of his sworn enlisted duties. One can not just decide to quit and go native somewhere. We Awes enter a contract when we volunteer to serve, we are trained, housed and fed and in return we protect our society, our home.</text:p>
      <text:p text:style-name="P1">They fear I have come to reject his decision and drag him back to his duties. And as his superior, I have every right to do this, by Admiralty law. </text:p>
      <text:p text:style-name="P1">Whats worse, if I agreed to release him and word got out, the precedent set would not only erode authority but possibly increase similar desertions.</text:p>
      <text:p text:style-name="P1"/>
      <text:p text:style-name="P1">Let him go.</text:p>
      <text:p text:style-name="P1"/>
      <text:p text:style-name="P1">There's no point forcing someone into service. If their loyalty is elsewhere, they cant fully be trusted to perform their duties. </text:p>
      <text:p text:style-name="P1"/>
      <text:p text:style-name="P1">I find myself letting out a deep sigh. The trio have patiently waited for me to finish considering their words. </text:p>
      <text:p text:style-name="P1"/>
      <text:p text:style-name="P1">“I want a full report and as much intelligence you can muster, Scout Vessla. When we leave here without you there should be nothing useful in your mind thats not in a report. You hear me?” I speak slowly in Trade-Tongue. </text:p>
      <text:p text:style-name="P1"/>
      <text:p text:style-name="P1">Vessla seems to beam and relaxes visibly with relief. Darter emits a coo and chirp and Forager Holixer nods in a pleased manner of agreement. </text:p>
      <text:p text:style-name="P1"/>
      <text:p text:style-name="P1">“Honored Leader, your generosity will not be forgotten by Lanaga tribe! Awe will be true friend of the isles. May there be union of winged fur and feather, we shall accept all Awe who wish be Lanaga.” Darter spoke up for the first time, his voice almost musical.</text:p>
      <text:p text:style-name="P1"/>
      <text:p text:style-name="P1">Committed to the decision I feel its best to take advantage to the positives it might bring. </text:p>
      <text:p text:style-name="P1"/>
      <text:p text:style-name="P1">“Awes likewise accept any Islander who'd wish to align their cause with ours.” I venture carefully. Darter accepts it with a courteous nod. </text:p>
      <text:p text:style-name="P1"/>
      <text:p text:style-name="P1">Out meeting is finished and Vessla is put to work writing down his gained knowledge of the Isles and the Lanagas. </text:p>
      <text:p text:style-name="P1">Chief-Son Darter meanwhile has invited me and the ships crew over for a night of festivity with their tribe on the island as guests. </text:p>
      <text:p text:style-name="P1">But I have politely turned him down as kindly as I could. We are as pressed as ever for time and though I didn't say as much, I did not wish for any other of the crew to get seduced into any bright ideas. </text:p>
      <text:p text:style-name="P1"/>
      <text:p text:style-name="P1"/>
      <text:p text:style-name="P1"/>
      <text:p text:style-name="P1"><text:s/></text:p>
      <text:p text:style-name="P1"/>
      <text:p text:style-name="P1">Negotiate Vessla return to duty. </text:p>
      <text:p text:style-name="P1"/>
      <text:p text:style-name="P1">“I must object.” I straighten firmly in my seat and eye each of them in turn. “You still have your duty to the Admiralty.”</text:p>
      <text:p text:style-name="P1"/>
      <text:p text:style-name="P1">“But Captain! This isn't just about me, its a great opportunity to further a relationship between the <text:soft-page-break/>peoples of the Isles and Aweland. Whats... whats one Awe here and there, you can do without me!”</text:p>
      <text:p text:style-name="P1"/>
      <text:p text:style-name="P1">Whatever his relationship with the Islanders, I get a sense he more seems to fear returning rather then leaving. I have chance to reason this over peacefully.</text:p>
      <text:p text:style-name="P1"/>
      <text:p text:style-name="P1">Question his fear</text:p>
      <text:p text:style-name="P1"/>
      <text:p text:style-name="P1">“There's more to this then you are letting on Vessla. I'm not going to question your affection for these people, but it sounds to me like there is more keeping you away then to stay.” I switch to Aweish again. Much to the seeming annoyance of the two Gryph guests. But they say nothing except ruffle their plumage lightly. Vessla seems to hesitate, but my piercing gaze and words seems to hit home. </text:p>
      <text:p text:style-name="P1">“I assume you were in the first skirmish with the hostile force. Did the thunder-weapons scare you that much?” </text:p>
      <text:p text:style-name="P1"/>
      <text:p text:style-name="P1">“I... No, you don't understand. Its... just. The Fleet-Admiral, she's... ” He seems to look for words. “Driven. Beyond driven. She's a force of nature Captain. The weapons scared me, of course, they did everyone. But not her!”</text:p>
      <text:p text:style-name="P1"/>
      <text:p text:style-name="P1">I cock my head at this, wondering what he's getting at. </text:p>
      <text:p text:style-name="P1">“This doesn't sound like a thing to run away from. A strong leader to rally under is ideal under such circumstances, no?” </text:p>
      <text:p text:style-name="P1"/>
      <text:p text:style-name="P1">“Yes... but. You haven't met her Captain. I... felt like I was being swept away in a vengeful avalanche and had to pull myself to safety before it reached the precipice! She will stop at nothing, its victory or doom.”</text:p>
      <text:p text:style-name="P1"/>
      <text:p text:style-name="P1">I sigh and shake my head. I know the Fleet-Admiral has a reputation for being a tough fluff, even in her Matron age. Still, thats no valid reason for this “flight”. I let him know as much. </text:p>
      <text:p text:style-name="P1">“Surely you understand that this is not good enough a reason for me to accept.” </text:p>
      <text:p text:style-name="P1"/>
      <text:p text:style-name="P1">“Accept it or not, this is the choice I have made and wish you'll respect Captain.” Vessla snaps in Trade-Tongue. The two Gryphs shift closer to him defensively. They had not understood most of the exchange but stand with their tribesman. Too much argument and they are likely to break off these talks and leave me with fewer harder choices. </text:p>
      <text:p text:style-name="P1"/>
      <text:p text:style-name="P1">Shame: Responsibility</text:p>
      <text:p text:style-name="P1"/>
      <text:p text:style-name="P1">“Listen to yourself Scout. This is all highly irresponsible to your duty, to your people!” I scold in Trade-Tongue. The Gryphs are a party to this. </text:p>
      <text:p text:style-name="P1"/>
      <text:p text:style-name="P1">“This is a time of crisis for our people. Our homeland was attacked and there are clear foes opposing us here in these seas. The Lanaga are clearly not one of them and that is good, but you'd rather hide among them then do what you are sworn and trained to do!” I give them all a tough glare and disgruntled frown. </text:p>
      <text:p text:style-name="P1">Forager Holixer most of all seems to shift uncomfortably to the accusations, even if they're not directed at him. </text:p>
      <text:p text:style-name="P1"/>
      <text:p text:style-name="P1">“But Captain... I've served the Admiralty for many years! This is my third and final rotation, I'm not far from... retirement.” Even as he says it his voice wavers, realizing his own trap.</text:p>
      <text:p text:style-name="P1"/>
      <text:p text:style-name="P1">“Thats right. You are still in rotation, no matter how you feel about it.” I cross my arms firmly but <text:soft-page-break/>lower my voice. “Or does the Lanaga tribe not welcome back those who return from defending their 'tribe' of birth?”</text:p>
      <text:p text:style-name="P1"/>
      <text:p text:style-name="P1">Forager Holixer straightens his crest and crawks. “Lanagara always welcomes back their own.” He turns aside to eye Darter and Vessla. “We protect our own, our family. Our home-isles.”</text:p>
      <text:p text:style-name="P1"/>
      <text:p text:style-name="P1">It seems I won points with all of them. </text:p>
      <text:p text:style-name="P1"/>
      <text:p text:style-name="P1"/>
      <text:p text:style-name="P1">Duty!</text:p>
      <text:p text:style-name="P1"/>
      <text:p text:style-name="P1">“Indeed, one might ask what one Awe can do to make a difference. Our strength comes from our combined effort and in the end its one Awe that can make a difference. <text:s/>And you are a Scout Vessla, don't underestimate your importance to the navy.”</text:p>
      <text:p text:style-name="P1"/>
      <text:p text:style-name="P1"/>
      <text:p text:style-name="P1">Threaten.</text:p>
      <text:p text:style-name="P1"/>
      <text:p text:style-name="P1">“Scout Vessla, I'm sure I don't have to tell you what the law for desertion is.” Before he can answer I give a hard slap to the gut under my belt without breaking my gaze with him.</text:p>
      <text:p text:style-name="P1"/>
      <text:p text:style-name="P1">Vessla visibly gulps nervously, but Forager Holixer seems to straighten and clack his beak briefly, coming to the scouts defense. “Threats are not to be made lightly Awe-Captain!” </text:p>
      <text:p text:style-name="P1"/>
      <text:p text:style-name="P1">“Scout Vessla abandoning his duty at this point would hurt our cause with more then just his absence. It sets a dangerous precedent that threaten the crews conviction and dedication.” I slammed a clenched paw on the table. “You are here for the defense of the homeland! Not to find a place of refuge! So I can only offer him the ONE way out everyone else gets. And I assure you there will be very little lightness about me if you interfere and force me to fit all three of you!” </text:p>
      <text:p text:style-name="P1"/>
      <text:p text:style-name="P1">They seemed to take my threat quite seriously. Shifting uncertainly, but the Chief-son Darter looked noticeably agitated.</text:p>
      <text:p text:style-name="P1"/>
      <text:p text:style-name="P1">Failure </text:p>
      <text:p text:style-name="P1"/>
      <text:p text:style-name="P1">The Gryphs have had enough. Chief-son Darter rises from his seat, clacking at the floor with his claws. It seems he has lost patience with these discussions.</text:p>
      <text:p text:style-name="P1"/>
      <text:p text:style-name="P1">“Points of view have been exchanged. But now I have heard enough and ask you to depart and leave me and mine in peace.” The Gryph places an arm around Vessla firmly and possessively. “I was told you Awes are honorable and reasonable. I trust there will be no contention and conflict.”</text:p>
      <text:p text:style-name="P1"/>
      <text:p text:style-name="P1">Forager Holixer rises along with the Chief-son. I've puzzled together that he is the protector of the Tribe-Prince and no doubt of some authority, he appears more torn but he offers no argument and stands with Darter. </text:p>
      <text:p text:style-name="P1"/>
      <text:p text:style-name="P1">Apprehend Vessla</text:p>
      <text:p text:style-name="P1"/>
      <text:p text:style-name="P1">“You are free to leave.” I tell the two Gryphs. But then nod toward the Scout firmly. </text:p>
      <text:p text:style-name="P1"/>
      <text:p text:style-name="P1">“But Scout Vessla is staying with us. Willing or not, I will not permit him to desert his duty until released from service. I'm sorry if this will cause issue between us, but we at the Admiralty take <text:soft-page-break/>responsibility seriously.”</text:p>
      <text:p text:style-name="P1"/>
      <text:p text:style-name="P1">Guards who had been standing outside step into the room, swords sheathed but at their sides. A Raptorian looms in the corridor outside. Its an unfortunate precaution and show of force I had hoped it would not have come to. </text:p>
      <text:p text:style-name="P1"/>
      <text:p text:style-name="P1">Both the Gryphs visibly tense and plumage rises in outrage. But before anything escalates further Vessla calls out.</text:p>
      <text:p text:style-name="P1"/>
      <text:p text:style-name="P1">“Wait! There's no need for violence! I will submit. I will fall in line, just nobody needs to get hurt.”</text:p>
      <text:p text:style-name="P1"/>
      <text:p text:style-name="P1">I nod firmly and the tension drains out of the room. It seems Scout Vessla has some reason in him after all. But Chief-Son Darter looks extremely displeased by our heavy-handedness, even as I offer an olive branch as we part ways and they leave the ship for their canoes. </text:p>
      <text:p text:style-name="P1"/>
      <text:p text:style-name="P1">“Scout Vessla will be allowed to return once his service is completed. If things go well in our anti-pirating efforts around these seas, that might be sooner then you think.”</text:p>
      <text:p text:style-name="P1"/>
      <text:p text:style-name="P1">“The Lanaga will remember the way you shackle your own to duty. We shall be careful in our deals with you.”</text:p>
      <text:p text:style-name="P1"/>
      <text:p text:style-name="P1"/>
      <text:p text:style-name="P1">Avolc eats Scout</text:p>
      <text:p text:style-name="P1"/>
      <text:p text:style-name="P1">Vessla does not get far. I charge him into a wall and although he puts up a worthy brief fit of resistance I soon have his arms pinned behind his wings and pressed up against the hard wall. </text:p>
      <text:p text:style-name="P1"/>
      <text:p text:style-name="P1">“Don't make a fuss about this! You wished to retire, I'm retiring you.”</text:p>
      <text:p text:style-name="P1"/>
      <text:p text:style-name="P1">The scouts head vanishes in a wide chomp of his head. His complaints are muffled as I swallow hard and feel the muscles of my gullet stretch with the lump of his snout. Its a warm, filling kind of feeling as he's dragged down my throat with easy heaving swallows. </text:p>
      <text:p text:style-name="P1">Its not the first time I swallow a fellow Awe, but its pretty rare to have one fighting so fiercely. It tickles something primal in me and I cant help but grab on to him more firmly and squeeze and push at him roughly into my jaws. </text:p>
      <text:p text:style-name="P1">He whimpers briefly, realizing his inferior strength pretty soon and to some surprising disappointment relents with his struggles and goes limp and slightly shivering as he finally acknowledges his fate. </text:p>
      <text:p text:style-name="P1"/>
      <text:p text:style-name="P1">Only his haunches remain and those are easily enough finished. I glance a glimpse of myself in the mirror as I do and watch myself tilt my head back with smooth tossing gulp and send those feebly moving legs and feet deeper and deeper into my jaws. </text:p>
      <text:p text:style-name="P1">The pressure in my stomach builds as he's forced down to curl up, it swells and bulges with his form only as much as it needs to. But for someone his size, a light bodied scout, its enough to put good-sized rounded shape to it without becoming all too obstructing. </text:p>
      <text:p text:style-name="P1"/>
      <text:p text:style-name="P1">'Bwuuooorrp!' A loud belch and a solid pat on the gut seals the deal. While its a pity I couldn't gain another potential scout to the roster. Maintaining discipline and morale among the crew I have is more important. <text:s/>Scout Vessla will have to be part of the ranks in his own way, as part of my authority.</text:p>
      <text:p text:style-name="P1"/>
      <text:p text:style-name="P1"/>
      <text:p text:style-name="P1"><text:soft-page-break/></text:p>
      <text:p text:style-name="P1">Avolc eats all three</text:p>
      <text:p text:style-name="P1"/>
      <text:p text:style-name="P1">The scuffle is brief, the two Gryphs and Scout are overpowered and overwhelmed before they can offer much resistance. </text:p>
      <text:p text:style-name="P1"/>
      <text:p text:style-name="P1">To think they'd be that insolent. Thinking they can just steal one of my crew and then become aggressive when I don't agree with it. </text:p>
      <text:p text:style-name="P1"/>
      <text:p text:style-name="P1">My stomach rumbles loudly and I pat it reassuringly before I undo the buckle of my weapons-belt. </text:p>
      <text:p text:style-name="P1"/>
      <text:p text:style-name="P1">The big Gryph Holixer seems to be guessing my intention. He lets out a spiteful and shrill croak of protest before I grab his feet and shove them into my jaws. </text:p>
      <text:p text:style-name="P1">I get a kick for my casualness and growl. My subordinates pin him more thoroughly and hold him down as I consume him whole. I can tell already he's going to be quite a fighter down there, he's my own size so its going to be quite a fit. </text:p>
      <text:p text:style-name="P1">But no matter his fiestyness, down my gullet he goes. This is the first Gryph I've ever eaten and their feathers have quite an exotic taste to them. Their bodies are of the same mass as an Awe, but they are taller and more lithe. His legs and lower-body are already kicking around in my stomach before I've swallowed him past his shoulders. </text:p>
      <text:p text:style-name="P1">But finally with a happy long gulp, that cursing complaining beak of his slide over my tongue and vanish wetly to become but a round lump in my beck and then a large writing mass in my belly.</text:p>
      <text:p text:style-name="P1"/>
      <text:p text:style-name="P1">“Houuffff... filling! And delicious. Do all Gryphs taste the same? Lets find out.” I leer at the other pinned Gryph with a toothy smirk. They claimed this was a Chief-son of some kind. Thats a pretty high ranking meal. </text:p>
      <text:p text:style-name="P1"/>
      <text:p text:style-name="P1">“Captain of Awes! Let us forgive and forget this transgression!” He stammered, blinking up at me and the shape of his squirming comrade.</text:p>
      <text:p text:style-name="P1"/>
      <text:p text:style-name="P1">“Ho now, you pronounced yourself the enemy of Awes. Now you wish to be friend? Thats not how it works Chief-son.”</text:p>
      <text:p text:style-name="P1"/>
      <text:p text:style-name="P1">I had him hoisted up with a motioning flick of my paw and then open my mouth wide, to give him a clear view of his oncoming fate for crossing the Admiralty. He had time but to chirp and squeak before the Awes carrying him shove him in headfirst. </text:p>
      <text:p text:style-name="P1">This one is smaller then his comrade, but he shares his exotic and curious taste. I almost forget the fullness of my belly as I swallow his squirming form down. </text:p>
      <text:p text:style-name="P1">My stomach swells even further, pretty soon packed with two moving shapes.</text:p>
      <text:p text:style-name="P1">I come to the conclusion that gryphs are best swallowed head first. While their beaks are a bit pointy, they possess strong clawed feet that make quite a struggling kick from ones jaws. </text:p>
      <text:p text:style-name="P1">I let Chief-Son Darter wear himself out before I swallowed the last of his feet down. </text:p>
      <text:p text:style-name="P1"/>
      <text:p text:style-name="P1">By now I was stuffed and past what was comfortable. My stomach sagged to the ground between my thighs and I found myself slightly hunched over it as it settled, gwurrrbled angrily and churned the two feisty Gryphs into tighter positions. </text:p>
      <text:p text:style-name="P1"/>
      <text:p text:style-name="P1">Navpoint 4</text:p>
      <text:p text:style-name="P1"/>
      <text:p text:style-name="P1">concept:</text:p>
      <text:p text:style-name="P1">Our only remaining option, outside following the original expedition plan that we already know is no longer in play, is to sail for a rallying point deeper south in the Thousand islands. This was the <text:soft-page-break/>assigned rallying point for the Fleet, where they were to gather and then return back to Aweland after their respective assignments were complete. </text:p>
      <text:p text:style-name="P1">Scout Harbinger seems to recall the cluster of islands being picked as fall-back point should the fleet suffer a defeat in battle or otherwise be scattered by some other disaster. </text:p>
      <text:p text:style-name="P1"/>
      <text:p text:style-name="P1"/>
      <text:p text:style-name="P1"/>
      <text:p text:style-name="P1"/>
      <text:p text:style-name="P1"/>
      <text:p text:style-name="P1"/>
      <text:p text:style-name="P1">Event:</text:p>
      <text:p text:style-name="P1"/>
      <text:p text:style-name="P1">We arrive at Navpoint 4. </text:p>
      <text:p text:style-name="P1">This is a group of several small connected islands with shallow sandy shores.</text:p>
      <text:p text:style-name="P1">As we are starting to get deeper into Thousand Islands, the archipelago is getting denser. The next cluster of islands are but a few hours away and visible.</text:p>
      <text:p text:style-name="P1">Navigation is a bit tricky and its requires slow maneuvering to get us through the elaborate reefs surrounding the islands. Closer to the shores itself, high crashing waves break against the beaches, making small-boat approach difficult. </text:p>
      <text:p text:style-name="P1"/>
      <text:p text:style-name="P1">This place was supposed to a fall-back point to the fleet during one of the many contingency plans the Admiralty had outlined for the fleet. The choice of island was because of its supposed secludedness and lack of known habitation. </text:p>
      <text:p text:style-name="P1"/>
      <text:p text:style-name="P1">Scout report: </text:p>
      <text:p text:style-name="P1"/>
      <text:p text:style-name="P1">The scouts are not away long before one returns with an urgent sighting. An Awe-Frigate lays beached upon the sandy shore of one of the smaller islands. It appears to be abandoned as there are no sign of life around it.</text:p>
      <text:p text:style-name="P1">The Islands themselves seem to have little remarkable about them, most of them are shallow and flat with little but cliffs and scraggly vegetation. But the inner core some have higher elevation and denser vegetation then others, but habitation on these islands seem difficult at best and there are no signs of such. </text:p>
      <text:p text:style-name="P1"/>
      <text:p text:style-name="P1"/>
      <text:p text:style-name="P1">Investigate the ship.</text:p>
      <text:p text:style-name="P1"/>
      <text:p text:style-name="P1">“Captain! I request permission to go ashore and investigate the beached ship!” <text:s/>Officer Tick surprisingly volunteers right away.</text:p>
      <text:p text:style-name="P1"/>
      <text:p text:style-name="P1">“If anyone can find out what made them beach this ship, its me and my team. We could also perhaps find something useful to salvage to help repair some parts of our own ship. In fact, this is some opportune time for some much needed maintenance of 'The Attentive' Captain!”</text:p>
      <text:p text:style-name="P1"/>
      <text:p text:style-name="P1"/>
      <text:p text:style-name="P1">Brief investigation</text:p>
      <text:p text:style-name="P1">I see no reason to object to assigning Tick the mission. But the ship has been sailing fine so far and proven itself able to withstand the worst of weathers without a problem. I order him to keep his investigation brief, we'll have time to repairs at some other point. </text:p>
      <text:p text:style-name="P1"/>
      <text:p text:style-name="P1"/>
      <text:p text:style-name="P1">A day of repairs. </text:p>
      <text:p text:style-name="P1"><text:soft-page-break/></text:p>
      <text:p text:style-name="P1">I see no reason to object to assigning Tick the mission. He is right about the ship needing some time to get patched up as well. </text:p>
      <text:p text:style-name="P1"/>
      <text:p text:style-name="P1"/>
      <text:p text:style-name="P1">Tick gets Kidnapped. </text:p>
      <text:p text:style-name="P1">You can recover him with high strength skill-check and capture his kidnappers. </text:p>
      <text:p text:style-name="P1"/>
      <text:p text:style-name="P1">Otherwise they get away with him. </text:p>
      <text:p text:style-name="P1"/>
      <text:p text:style-name="P1"/>
      <text:p text:style-name="P1"/>
      <text:p text:style-name="P1">Pursue to sandbanks</text:p>
      <text:p text:style-name="P1"/>
      <text:p text:style-name="P1">Or interrogate and possibly get extra location of fertile islands with more Awe-ships. </text:p>
      <text:p text:style-name="P1"/>
      <text:p text:style-name="P1"/>
      <text:p text:style-name="P1">Random write up.</text:p>
      <text:p text:style-name="P1"/>
      <text:p text:style-name="P1">Pelican</text:p>
      <text:p text:style-name="P1"/>
      <text:p text:style-name="P1">I turn to a yelp from behind me and am surprised to see a sailor guard of mine beset by the large previously slumbering bird we had ignored. </text:p>
      <text:p text:style-name="P1">It has nabbed her across the chest and waist in its large beak and gives her a worrying shake. </text:p>
      <text:p text:style-name="P1">I frown at them, feeling more annoyance then concern. The pelican has neither sharp beak or claws to be of any major danger. </text:p>
      <text:p text:style-name="P1"/>
      <text:p text:style-name="P1">“Quit playing with the wildlife sailor and drive it off.” I snap at her in annoyance. </text:p>
      <text:p text:style-name="P1"/>
      <text:p text:style-name="P1">“Aye, aye Captain...! But... it's got quite a... Yaaah!” She's interrupted as the Pelican seems to engulf half her body into his beak-pouch and starts to shove and toss her down into it. Its clearly trying to make a meal out of my sailor. The stupid bird has probably never seen Awes or a sword. Its oblivious to the slicing threat one armed Awe possesses. </text:p>
      <text:p text:style-name="P1"/>
      <text:p text:style-name="P1">My sailor is not doing a good showing of herself however, blinding swinging her sword against a rock and loosing her grip of it.</text:p>
      <text:p text:style-name="P1"/>
      <text:p text:style-name="P1">“Are you TRYING to get eaten, Sailor? Because <text:s/>I've been feeling rather peckish all morning. You could just have asked me instead!” I approach the bird angrily to save my clumsy subordinate. By now only her tail stuck out from the pelicans beak, the pouch underneath it squirming and bucking with movement. </text:p>
      <text:p text:style-name="P1"/>
      <text:p text:style-name="P1">The pelican eyes me with leery suspicion and spreads its wings to make itself look larger and caution me away. I have half a mind to just let it have its meal, but I have a responsibility to the crew. </text:p>
      <text:p text:style-name="P1"/>
      <text:p text:style-name="P1">Before I know it, I'm sliding down the tight and taut gullet of the Pelicans throat, a solid large round lump down its neck and then crammed down into its already full stomach. The squeaks and and squirms of my fellow Awe push against me as we're both mushed up together tightly in the birds distended belly. I groan with frustration, anger and disbelief. How did this happen! </text:p>
      <text:p text:style-name="P1">But no amount of incredulity will help me escape this predicament and whats worse, I can clearly feel the bird wiggle itself comfortable, nestle its beak under its folded wings and settle down to <text:soft-page-break/>digest its prize catch of the day. </text:p>
      <text:p text:style-name="P1"/>
      <text:p text:style-name="P2">Heading toward Kingdom</text:p>
      <text:p text:style-name="P1"/>
      <text:p text:style-name="P1">Our efforts feel insurmountable. There is a whole other larger world of people out here and it seems like they are set on our demise. </text:p>
      <text:p text:style-name="P1">The crew is reeling under our recent losses. To be honest im not sure what is holding them all together. The dedication and focus of duty perhaps, to focus on moving forward. Their trust in me. That I'll somehow see them through to the right path and salvation. </text:p>
      <text:p text:style-name="P1"/>
      <text:p text:style-name="P1">There's a deep pit inside me that is threatening to swallow me up. But if I falter, I suspect they will all follow me down to the bottom. </text:p>
      <text:p text:style-name="P1">I have to be strong for them, we have to be strong for each other. On our wings are the burden of responsibility to see this through. </text:p>
      <text:p text:style-name="P1"/>
      <text:p text:style-name="P1">Our heading toward the Kingdom of Plumes are set. We go there for answers. That ancient nation of trade and wealth that has survived centuries by using its central position to seemingly manipulate those around them if sources are to be believed. </text:p>
      <text:p text:style-name="P1">If its all true, if Aweland are truly a pawn in their games of succession and power, they are about to find out what a shipload of vengeful bristle-furred Awes can do. </text:p>
      <text:p text:style-name="P1"/>
      <text:p text:style-name="P1"/>
      <text:p text:style-name="P1"/>
      <text:p text:style-name="P1"/>
      <text:p text:style-name="P1">The Capitol port of the Kingdom is in sight. </text:p>
      <text:p text:style-name="P1">On approach it looked very small, for it looked like we were approaching a forested shore with small huts nestled along its branches and roots. Not the grand visage I had envisioned from a ancient prestigious kingdom. </text:p>
      <text:p text:style-name="P1">But as we came closer, the size and stature of the trees become more obvious. These were towering sentinels, stretching far into the sky. Of course, they are but twigs compared to the mountain ranges from home, but its no less impressive to see something living attain this size. </text:p>
      <text:p text:style-name="P1">The buildings were no huts at all, but sizable domed structures pocked with balconies and platforms for arrival and landing. They seemed to have been built with careful consideration, to fully utilize the size of the trees without overburdening or crowding them. This is a people with an instinctive regard for the welfare of their tall hosts. </text:p>
      <text:p text:style-name="P1"/>
      <text:p text:style-name="P1"/>
      <text:p text:style-name="P2"/>
      <text:p text:style-name="P2">Port-nowhere</text:p>
      <text:p text:style-name="P1"/>
      <text:p text:style-name="P1">The “Port”, is at first glance nothing but a massive crisscross of connected old ship hulks and driftwood. </text:p>
      <text:p text:style-name="P1">My eyes have trouble making sense of where buildings start and end, with all the interconnected bridges and floating platforms. There is some order to the chaos, there are larger hulks near the center, with what looks like proper construction of buildings around it. As we circle the port looking for a free space to dock at, its clear the port is city in itself, with several districts with their own purposes. We pass what our noses clearly tell us are the fishmongers docks and next to are several bulky constructions and a large hulk that look like dirty warehouses. <text:s/>While its clear this is a place that has grown haphazardly and randomly at first, there have been made efforts into guiding the growth. </text:p>
      <text:p text:style-name="P1"/>
      <text:p text:style-name="P2">Thousand islands</text:p>
      <text:p text:style-name="P1"><text:soft-page-break/></text:p>
      <text:p text:style-name="P1">The Archipelago sea is easy to navigate. Unlike the Sea of fangs, the many islands are widely enough spaced, often into smaller clusters that there is little trouble traversing the place. Though there are still the risk of shoals and shallows our look-outs have to keep a close eye out for when passing close or between islands. </text:p>
      <text:p text:style-name="P1">Also unlike the Sea of fangs, these islands are large enough to have vegetation and even wildlife on them. Though none of them seem large enough for permanent habitation, as I understand it, Gryph islander tribes live and travel these islands, like foraging nomads. </text:p>
      <text:p text:style-name="P1">The charts are extensive and detailed, so there is little risk of getting lost out here. But the sea is still vast and the amount of islands seemingly endless.</text:p>
      <text:p text:style-name="P1">If we are to find what we're looking for, we are going to need more clues. <text:s text:c="2"/></text:p>
      <text:p text:style-name="P1"/>
      <text:p text:style-name="P1"/>
      <text:p text:style-name="P1"/>
      <text:p text:style-name="P1"/>
      <text:p text:style-name="P1"/>
      <text:p text:style-name="P1"/>
      <text:p text:style-name="P1"/>
      <text:p text:style-name="P1"/>
      <text:p text:style-name="P1"/>
      <text:p text:style-name="P2">Novinus</text:p>
      <text:p text:style-name="P1"/>
      <text:p text:style-name="P1"/>
      <text:p text:style-name="P1">The Lands of Novinus are in sight. For a moment it looks almost like home, mountain ranges loom in the distance, not as large as home, but of enough respectable size to stir something in my weary soul.</text:p>
      <text:p text:style-name="P1">As we approach the coastline and sail along it, the coasts look largely uninhabited, there are little to no signs of settlements. Where the sea hasn't eroded the cliffs into natural towering barriers for landing. there are clear visible defensive construction to prevent easy landing. Everything between fortified seawalls and jutting carved stones make any thoughts of landing a foolish idea. </text:p>
      <text:p text:style-name="P1">As we pass a river inlet I spy what appears to be a fortification built to overlook the inlet.</text:p>
      <text:p text:style-name="P1"/>
      <text:p text:style-name="P1">Drudges are said to have lived and flourished with their advanced culture centuries before the first few Awes decided to venture out of our mountains. But it seems to me they've spent that time ensuring they would have no unwelcome visitors. </text:p>
      <text:p text:style-name="P1">Novinus is by far not a small island, it verging on a continent. Yet I somehow find myself not doubting that the coast all around must look like this. </text:p>
      <text:p text:style-name="P1">I wonder briefly what threat could possibly have prompted this kind of large scale endeavor. </text:p>
      <text:p text:style-name="P1"/>
      <text:p text:style-name="P1"/>
      <text:p text:style-name="P1"/>
      <text:p text:style-name="P1"/>
      <text:p text:style-name="P1">Fleet engagement</text:p>
      <text:p text:style-name="P1"/>
      <text:p text:style-name="P1"/>
      <text:p text:style-name="P1">The Awe-fleet sailed in staggered column formation with its two heavy battleships bringing up the front. Though at close inspection the slight battle-damaged and tattered condition of the ships was evident, it did not take away splendor and show of might which 3<text:span text:style-name="T1">rd</text:span> Fleet represented. </text:p>
      <text:p text:style-name="P1"/>
      <text:p text:style-name="P1">The reinforced decorative ramming bows gleamed and banners fluttered in the hard wind of today. This was the power of Awe ingenuity and diligence. Paired with Admiral Newtrees hard unflappable steely-eyed resolve as the driving force at the heart and soul of it all, it was easy to imagine us <text:soft-page-break/>invincible. </text:p>
      <text:p text:style-name="P1"/>
      <text:p text:style-name="P1">So despite its setbacks and terrifying reality of the enemies armaments, I observed nothing but disciplined confidence in my crew and of those of neighboring ships as we sailed head on toward the mass of sails which represented the pursuing pirate force. </text:p>
      <text:p text:style-name="P1"/>
      <text:p text:style-name="P1">“Signal from flagship: Echelon formation.” My First-officer observed. </text:p>
      <text:p text:style-name="P1"/>
      <text:p text:style-name="P1">“Proceed.” I muttered clasping paws behind my back under my cape, rubbing digits together out of sight. </text:p>
      <text:p text:style-name="P1"/>
      <text:p text:style-name="P1">Smoothly the ships eased into position, the attentive in the center of this diagonal line of ships. We were the newest additions to the fleet, but unlike the Mercenaries and requisitioned two traders bringing up the rear, our crew were all Admiralty trained. </text:p>
      <text:p text:style-name="P1"/>
      <text:p text:style-name="P1">The enemy fleet was not as orderly. Though their jaws were probably salivating in anticipation of finally ending their long chase in this confrontation, their lead elements had smartly turned around to regroup with their trailing slower ships. This made their 'Fleet' a mess of sails and masts were converging in a scattered kind of chaos. </text:p>
      <text:p text:style-name="P1"/>
      <text:p text:style-name="P1">But as things were at sea, we were still a long way from clashing together, they could see us coming and would have time organize. </text:p>
      <text:p text:style-name="P1"/>
      <text:p text:style-name="P1">All-together I counted about 30 sails in their number. Though many of these were of a smaller variety of ships. It looked like they had about 5 Galleons, former cargo-ships as heavy and large as our battleships, 10 frigates of similar class to ours and the rest were smaller more nimble craft. </text:p>
      <text:p text:style-name="P1">Normally smaller ships would be of little concern, but armed with the thunder-weapons they might prove to be a major nuisance in a large engagement. </text:p>
      <text:p text:style-name="P1"/>
      <text:p text:style-name="P1">Our fleet of 15 ships, shiny as it was, seemed not quite as invulnerable against those odds. But the Admiral was gambling on this decisive battle. Gambling the future of western trade and perhaps safety of western coast both. <text:s/></text:p>
      <text:p text:style-name="P1"/>
      <text:p text:style-name="P1"/>
      <text:p text:style-name="P1"/>
      <text:p text:style-name="P1">Engagement</text:p>
      <text:p text:style-name="P1"/>
      <text:p text:style-name="P1">The battle is about to start, the signal orders are coming in rapidly from the flag-ship as the enemy force lines up their broadsides toward us in preparation to fire. </text:p>
      <text:p text:style-name="P1"/>
      <text:p text:style-name="P1"/>
      <text:p text:style-name="P1">“Signal from Flagship: Attentive, target stern, keep momentum.” First-mate notifies me. </text:p>
      <text:p text:style-name="P1"/>
      <text:p text:style-name="P1">“Understood” I reply. I feel the tension growing, not only in me, but the rest of the crew. Combat ramming in open sea this far from any friendly port is a risky venture. We cannot afford any poor hits that might wedge us stuck or do undue damage to our hull. </text:p>
      <text:p text:style-name="P1">Speed is another factor, we have to maintain it at any cost and not get bogged down. We have solid good winds today, but have to be careful with the maneuvers.</text:p>
      <text:p text:style-name="P1"/>
      <text:p text:style-name="P1">The arrayed enemy fleet is seemingly unafraid of our ramming bows. They have formed two lines, one behind the other, in anticipation for our breakthrough to be able to fire upon us from both sides no doubt. </text:p>
      <text:p text:style-name="P1"><text:soft-page-break/></text:p>
      <text:p text:style-name="P1">The sudden echoing thunder of fire soon reach us, the lead ship of the formation is in range and taking fire already. Soon so is the second ship, the Flag-ship itself. Not before long its our turn as the entire wall of ship ahead of us spew fire and smoke and send their projectiles whistling through the air. </text:p>
      <text:p text:style-name="P1"/>
      <text:p text:style-name="P1">TWANG, SPLASH. Their only target is our massive armored bow which seems to deflect a shot. Another splashes into the sea off our side. </text:p>
      <text:p text:style-name="P1">More fire thunders. </text:p>
      <text:p text:style-name="P1">CLANG, CRASH, SPLASH. Another hit to the bow and one shot goes high, tearing a circular hole through sails and snapping pieces of the rigging, narrowly missing a sailor in the sails. </text:p>
      <text:p text:style-name="P1">Ever more fire, a constant thunder now from all over as the pirate fleet are firing their armaments all across the line at our approach. </text:p>
      <text:p text:style-name="P1">A shot whistles past, another one splashes sea-water high enough to reach us. A third seems to graze our side hull with a tearing sound. </text:p>
      <text:p text:style-name="P1"/>
      <text:p text:style-name="P1">Then they're turning their ship to port to point their bow toward us to guard their sides as we head straight for them.</text:p>
      <text:p text:style-name="P1"/>
      <text:p text:style-name="P1">“Signal from Flagship: All fleet to port, 45 degrees!” My officer calls. </text:p>
      <text:p text:style-name="P1"/>
      <text:p text:style-name="P1">“Port 45 degrees!”.</text:p>
      <text:p text:style-name="P1"/>
      <text:p text:style-name="P1">As one the whole fleet turns left, no longer heading straight for their target ship, but the one left of it. This was the Admirals plan as far as she had let us know beforehand. A clever strategy and one seemingly the enemy did not anticipate to such an organized degree. </text:p>
      <text:p text:style-name="P1"/>
      <text:p text:style-name="P1">The enemy ships try to veer away as they realize their foes they were trying to out-maneuver was not aiming for them at all, another ship was. In some cases, like ours, the ship we were aiming for is now heading straight for our right side. But they lack the equipped ship and resolve for ramming and are turning desperately, straight into the path of our flanking partner. </text:p>
      <text:p text:style-name="P1"/>
      <text:p text:style-name="P1"/>
      <text:p text:style-name="P1"/>
      <text:p text:style-name="P1">We smash a glancing hit at the rear of our target. A little too glancing for my taste, but its a loud satisfying 'CRACK' all the same as our ships pass each-other.</text:p>
      <text:p text:style-name="P1">Their crew are scrambling, a mix of Gators and some Gryphs. But we're past before they can fire into our side, having not anticipated a close pass on this side.</text:p>
      <text:p text:style-name="P1"/>
      <text:p text:style-name="P1">Our previous target, now the victim of our flanking partner was less lucky. They teeter and groan from a devastating impact that shears off part of the stern. They wont be sailing anywhere anymore. </text:p>
      <text:p text:style-name="P1"/>
      <text:p text:style-name="P1"/>
      <text:p text:style-name="P1">“Signal from Flagship: All fleet with speed, turn starboard for another pass. Target small-craft.”</text:p>
      <text:p text:style-name="P1"/>
      <text:p text:style-name="P1">“Understood.” From here on out, it would be mostly up to every captain.</text:p>
      <text:p text:style-name="P1"/>
      <text:p text:style-name="P1"/>
      <text:p text:style-name="P1"/>
      <text:p text:style-name="P1"/>
      <text:p text:style-name="P1">The chaos of battle is unleashed. <text:s/>Our preplanned formation is already breaking apart, but that much had been expected. </text:p>
      <text:p text:style-name="P1"><text:soft-page-break/></text:p>
      <text:p text:style-name="P1">The constant din of thunder from the powerful enemy thunder-weapons echo across the sea and smoke is starting to thicken the air. <text:s/>Our initial charge seem to have incapacitated a few of the enemy frigates, I can see one of the smaller crafts floundering in the water. In the distance I spy our lead battleship locked in boarding action with one of the enemy galleons, pitched hand to hand combat taking place.</text:p>
      <text:p text:style-name="P1"/>
      <text:p text:style-name="P1">Out starboard turn has given full find to our sails, the Admiral had planned this maneuver well and we quickly pick up lost speed as we turn back to the enemy scattering battle-line. </text:p>
      <text:p text:style-name="P1"/>
      <text:p text:style-name="P1">A damaged frigate lays right ahead, low on speed and an easy target for another glancing blow. Beyond it though, a smaller more nimble ship harrying an Awe-Frigate with flanking shots of its two broadside Thunder-weapons. If I want to catch the smaller ship I have to maintain speed. </text:p>
      <text:p text:style-name="P1"/>
      <text:p text:style-name="P1">Hit the Frigate</text:p>
      <text:p text:style-name="P1"/>
      <text:p text:style-name="P1">Go for the smaller craft. </text:p>
      <text:p text:style-name="P1"/>
      <text:p text:style-name="P1">Frigate:</text:p>
      <text:p text:style-name="P1">“Ramming maneuver! Frigate right ahead of us!” I order the crew loudly, to prepare them. </text:p>
      <text:p text:style-name="P1"/>
      <text:p text:style-name="P1">Our ship homes in on the target. They see us coming but we have higher speed and the impact is inevitable. </text:p>
      <text:p text:style-name="P1"/>
      <text:p text:style-name="P1">A shout of warning suddenly alerts me to another enemy small-craft suddenly having an angle of fire on us. Their weapons flash and I manage to raise my wing-guard in time to deflect shrapnel of wood as a projectile slams into the side of our deck and explodes the wood into fragments. </text:p>
      <text:p text:style-name="P1"/>
      <text:p text:style-name="P1">Some other crew are not as fast and collapse onto the deck with pained whines. </text:p>
      <text:p text:style-name="P1">But there's no time to focus on that. Moments later we smash the stern of the frigate hard with a jolting groaning impact through the whole ship. Our weight and momentum trashes the rear of their ship so much that we nearly go through it. Luckily we do not get stuck and scrape past them. We pass close enough that I can clearly see onto their deck and who I think is their Gator captain angrily bellows what must be obscenities. They're as good as dead in the water now and probably taking on a mighty leak. </text:p>
      <text:p text:style-name="P1"/>
      <text:p text:style-name="P1">They seem unable to turn as we pass, but we still come enough into their firing arch for them to punish us for our move. </text:p>
      <text:p text:style-name="P1"/>
      <text:p text:style-name="P1">A powerful shot from seeming point-blank range explodes through the side of our ship into the interior compartments, causing untold havoc in there. But one shot is all they manage to fire, other weapons either incapacitated or reloading. </text:p>
      <text:p text:style-name="P1"/>
      <text:p text:style-name="P1"/>
      <text:p text:style-name="P1"/>
      <text:p text:style-name="P1"/>
      <text:p text:style-name="P1">Small craft: </text:p>
      <text:p text:style-name="P1"/>
      <text:p text:style-name="P1">“Past the Frigate, go for the Carrack!”</text:p>
      <text:p text:style-name="P1"/>
      <text:p text:style-name="P1">The smaller ships are the most pesky to deal with considering their speed and maneuverability. They may fit less of the weapons on their deck, but they're able to put get in better position to fire. </text:p>
      <text:p text:style-name="P1"><text:soft-page-break/></text:p>
      <text:p text:style-name="P1">'The Attentive' homes in on the target. We go past the damaged frigate, past its rear and they no doubt sigh a breath of relief. </text:p>
      <text:p text:style-name="P1">We don't go without punishment for our pass, the frigate fires a broadside at near point-blank and 2 shots explode through the side of our ship into the interior compartments, causing havoc below deck.</text:p>
      <text:p text:style-name="P1">Or forward and Rear ballistae return fire. Their firepower are pathetic in comparison to the thunder-weapons and wont be able to damage the frigate itself. But thats not who the crews are aiming for. </text:p>
      <text:p text:style-name="P1"/>
      <text:p text:style-name="P1">The Carrack sees us coming as we emerge from behind the Frigate. It slowly turns to try to avoid us, but we are maintaining speed and cut it off. Nyxie is spinning the wheel rapidly turn the into the smaller crafts side. </text:p>
      <text:p text:style-name="P1"/>
      <text:p text:style-name="P1">'CRACK', the ship shudders from impact, hull groaning. But the brunt of it was no doubt felt by the smaller sailing ship. They reel, are pushed aside and spin across our bow. The hit was a glancing one and they look intact on first glance. </text:p>
      <text:p text:style-name="P1"/>
      <text:p text:style-name="P1">“There a big gap in their hull Captain!” My First-officer proclaims, peering closer as we pass them. </text:p>
      <text:p text:style-name="P1"/>
      <text:p text:style-name="P1"/>
      <text:p text:style-name="P1"/>
      <text:p text:style-name="P1">We are low on speed now, we've managed to damage two ships but taken a few hits in return. So far our ship is holding up well. I order us to steer us into some wind for more speed and watch as the sailors in the sail work hard to adjust, trim and make the most out of the wind we are getting. </text:p>
      <text:p text:style-name="P1"/>
      <text:p text:style-name="P1">A whistling shot flies past just above deck, making several heads dodge on instinct, including mine. Our maneuver to pick up speed have put us slightly in the open and the numerically superior enemies are everywhere, it seems wherever we go we'll be in the angle of fire of somebody. </text:p>
      <text:p text:style-name="P1">'THUNK' goes our bow as a shot slams into it, quickly followed by a less promising 'SMACK' of a iron ball embedding itself into our side from somewhere.</text:p>
      <text:p text:style-name="P1">.</text:p>
      <text:p text:style-name="P1">Another shot explodes into an Awe-Frigate ahead of us to our port who seem to have gotten themselves wedged into another enemy frigate in a less successful ram. They appear to be frantically working on dislodging themselves while fighting a backwards and forwards boarding action. </text:p>
      <text:p text:style-name="P1"/>
      <text:p text:style-name="P3">“See if they require assistance!” I motion swiftly, waving to our scout to fly over inquire about assistance as our ship approaches theirs. It seems to be 'The Resolute'. </text:p>
      <text:p text:style-name="P3">The scout departs only to return after barely a moment, landing heavily and saluting.</text:p>
      <text:p text:style-name="P3"/>
      <text:p text:style-name="P3">“The Captain informs that unless we can somehow magically pry their ship loose we should focus on battle and try not to repeat their mistake, but they did add that if we could drop off some Raptorians that would speed things up.”</text:p>
      <text:p text:style-name="P3"/>
      <text:p text:style-name="P3">“Well, that was politely put.” I smirk. </text:p>
      <text:p text:style-name="P3"/>
      <text:p text:style-name="P3">“I was paraphrasing some needless language.” The scout announced curtly. </text:p>
      <text:p text:style-name="P1"/>
      <text:p text:style-name="P1">On our starboard another Awe-Frigate is angling to ram itself into another small-craft, though they are looking like they will miss. </text:p>
      <text:p text:style-name="P1">We can try to assist the wedged Awe-frigate or go for ramming the small-craft from a sudden opposing angle to hem it in.</text:p>
      <text:p text:style-name="P1"><text:soft-page-break/></text:p>
      <text:p text:style-name="P2"/>
      <text:p text:style-name="P2">Help wedged Awes. </text:p>
      <text:p text:style-name="P2"/>
      <text:p text:style-name="P3">“Take us up along 'The Resolute', get me a squadron of Raptorians on deck and prepare them for boarding action!” I order loudly over the din of crashing wave and bellowing background thunder of our foes weapons. </text:p>
      <text:p text:style-name="P3"/>
      <text:p text:style-name="P3">For a moment I feel almost overwhelmed by everything going on around me, the noise, movement and action. So much being at stake! But its only the briefest of lapses of focus. A heavy shuddering impact and explosion of a direct hit on our ship is what jolts me back to focus and anger, my own snarling words calling out without having thought about it. </text:p>
      <text:p text:style-name="P3"/>
      <text:p text:style-name="P3">“Return fire on whoever hit us with that!” <text:s/></text:p>
      <text:p text:style-name="P3"/>
      <text:p text:style-name="P3">The Ballistae crew who had been busy shooting at targets of opportunity turn their weapons and obey. Whether the orders will be particularly effectual or not does not matter. </text:p>
      <text:p text:style-name="P3"/>
      <text:p text:style-name="P3">Packmaster arrives to report his squad ready. 10 Raptorians should suffice to turn the battle into our allies favor and not leave us too understrength.</text:p>
      <text:p text:style-name="P3"/>
      <text:p text:style-name="P3">Our ship, 'Attentive' soon comes up alongside 'Resolute' and the Raptorians leap overboard. We do not pass close enough for for them to jump from ship to ship, that is too risky, but Raptorians are better swimmers then Awes and they should be able to climb aboard. </text:p>
      <text:p text:style-name="P3"/>
      <text:p text:style-name="P3">We veer away, having picked up speed again as the battle progresses. The other Awe-frigate to our starboard managed only a light glancing blow the small-craft and appear to be turning to finish the job, having captured the ship with ropes of boarding hooks in their pass. They should be able to neutralize it quickly but it will take more time. </text:p>
      <text:p text:style-name="P2"/>
      <text:p text:style-name="P2">Go for small-craft</text:p>
      <text:p text:style-name="P2"/>
      <text:p text:style-name="P3">“Turn us starboard, cut off the small-crafts escape!” </text:p>
      <text:p text:style-name="P3"/>
      <text:p text:style-name="P3">Our speed isn't great, but assisting the other Awe-Frigate, the 'Avalanche', should make short work of the Small-craft who is fast and nimble but haven't quite detected our sudden course change to come straight for the opposite side. </text:p>
      <text:p text:style-name="P3"/>
      <text:p text:style-name="P3">They are currently laying punishing fire upon 'Avalanche' as they approach, angling away from their charge and it seems increasingly clear that without our help it'll be a glancing hit at best. <text:s/></text:p>
      <text:p text:style-name="P3"/>
      <text:p text:style-name="P3">They notice us too late, in panic turning their ship to prevent themselves from being skewered by our ramming-bow and thus putting themselves more in line for 'Avalanche'. </text:p>
      <text:p text:style-name="P3"/>
      <text:p text:style-name="P3">Its a sickening crunch of groaning and cracking wood as 'Avalanche' plows into their rear, almost entirely shattering the whole rear section of the ship apart. I see Crew-members of the enemy small-craft thrown overboard by the jolt of impact, some jumping voluntarily as now we come in from our own angle and add our own less impactfull but no less crunching touch of our armored bow to the side of their own.</text:p>
      <text:p text:style-name="P3"/>
      <text:p text:style-name="P3">Some crew of the 'Attentive' and 'Avalanche' cheer and hoot at one another as we pass one another. I spot the Captain of the 'Avalanche' touching her cap in my direction and I return the gesture. </text:p>
      <text:p text:style-name="P2"><text:soft-page-break/></text:p>
      <text:p text:style-name="P2"/>
      <text:p text:style-name="P3">The battle progresses around us, giving a stark reminder to crew as an enemy frigate lands a few close hits splashing water from an impact and then shuddering the hull under my feet with a hit to our rear. There's no damage to our rudder, but the shot has pierced several compartments below deck.</text:p>
      <text:p text:style-name="P2"/>
      <text:p text:style-name="P3">“Direct orders from Flagship, captain!” My First-Officer suddenly announces. “Assist Battleship 'Daring dive'!”</text:p>
      <text:p text:style-name="P3"/>
      <text:p text:style-name="P3">I turn my head to survey the rest of the battle. There were still the echo of thunder all over, but it seemed we were in the center of the fight, were there were the least concentration of enemy ships. Most of them seem to have scattered to surround our smaller force as best they can, Awe-ships at the edges of the slight encirclement are taking the worst of the brunt. The battle-ships most of all. </text:p>
      <text:p text:style-name="P2"/>
      <text:p text:style-name="P3"/>
      <text:p text:style-name="P3">'Daring Dive' is locked in boarding with a galleon and surrounded by a frigate and a smaller craft who were leisurely bombarding it. Already it looked like smoke was rising from the Awe Battleship. </text:p>
      <text:p text:style-name="P3"/>
      <text:p text:style-name="P3">I immediately set course in their direction, even though it would take us through the firing arch of a few enemies. </text:p>
      <text:p text:style-name="P3"/>
      <text:p text:style-name="P3">“How is the Flagship itself doing?” I query my First-officer. </text:p>
      <text:p text:style-name="P3"/>
      <text:p text:style-name="P3">“They are spitting out one order after another, direct commands to several ships. They just reduced the sails of a frigate to splinters with those heavy ballistae of theirs.” </text:p>
      <text:p text:style-name="P3"/>
      <text:p text:style-name="P3">“How about the battle itself?” </text:p>
      <text:p text:style-name="P3"/>
      <text:p text:style-name="P3">“I count 10 destroyed or disabled pirates. No lost Awe-ships yet, though not for their lack of trying. 'Hard-Paw' is floundering and I cant see which ships they are due to smoke but we have two frigates on fire.” </text:p>
      <text:p text:style-name="P3"/>
      <text:p text:style-name="P3">A huge explosion in the distance thunders as one of the pirate ships, a big galleon, who had been on fire for some reason suddenly comes apart in an exploding ball of flames and debris. Our third battleship, 'Truth', who was sailing near it rocks heavily from the blast, sails nearly ripped from the masts entirely. </text:p>
      <text:p text:style-name="P3"/>
      <text:p text:style-name="P3">“Frightfully double-edged swords these thunder-weapons. They growl, they bite but they turn on their masters. We are winning, overwhelmingly so!” </text:p>
      <text:p text:style-name="P3"/>
      <text:p text:style-name="P3">“Its not over until its over!”</text:p>
      <text:p text:style-name="P2"/>
      <text:p text:style-name="P2"/>
      <text:p text:style-name="P2">Daring-Dive</text:p>
      <text:p text:style-name="P2"/>
      <text:p text:style-name="P2"/>
      <text:p text:style-name="P3">We come to the Battleships assistance, seeming to be the first Awe-Frigate on the scene. Though its not a great distance, it takes us several minutes close the distance. Well enough time for the enemy frigate to spot us and maneuver to intercept and put fire on us. </text:p>
      <text:p text:style-name="P3"/>
      <text:p text:style-name="P3">We cant turn to help 'Daring-Dive' against the Galleon without exposing our sides to the Frigate, so <text:soft-page-break/>they have to be dealt with first. They appear to have taken some punishment from the heavy ballistae on our battleship. They are unable to hoist full sails as parts of the mast appears broken and dangling with flapping broken sail. </text:p>
      <text:p text:style-name="P3">'THOOM'! Their weapons thunder at us. A shot comes whistling in, coming in over our armored bow and bouncing once on mid deck only to devastatingly plow straight into our rear castle upon which I'm standing. Debris from breaking wood clatter against my wing-guard and armor and sting me painfully in several places. Other shouts and injured cries of crew follow soon after.</text:p>
      <text:p text:style-name="P3"/>
      <text:p text:style-name="P3">'KFOOM'! Another shot comes in before I've even regained my composure. But it impacts the bow with a loud clattering clank and sound of shearing metal. It sounded like they sheared away part of the armor. </text:p>
      <text:p text:style-name="P3"/>
      <text:p text:style-name="P3">I'm unsure whether this Frigate is shooting something a lot more potent or they just have more skill. <text:s/></text:p>
      <text:p text:style-name="P3"/>
      <text:p text:style-name="P3">“Keep course! Ready boarding hooks! We are not letting these ones go!” I bellow as I examine the devastation around me. </text:p>
      <text:p text:style-name="P3">The shot hit just the edge of our platform, hard enough to leave a gaping hole all the way through out the back of our ship. </text:p>
      <text:p text:style-name="P3">The injured are being taken below deck, but with holes like this being made I wonder if they're really much safer down there at all. </text:p>
      <text:p text:style-name="P3"/>
      <text:p text:style-name="P3">'BWOOM'. The Small-craft has turned to fire upon as well. This one using our focused charge on the Frigate to get an angle on our side. </text:p>
      <text:p text:style-name="P3">Several small things whistle past in the air, some clattering the side of our ship, some rending small holes all through our sails. Its not until I a unlucky sailor from the sails falls from her post and dangles from her safety harness that I realize they're shooting something much more insidious. They've loaded their shot with tiny shrapnel or bullets and just spraying it in our direction. They cant destroy our ship with it, but they can tatter our sails and hit our crew. </text:p>
      <text:p text:style-name="P3"/>
      <text:p text:style-name="P3">“Captain! Orders!?” My First-mate has made the same realization. We may have drawn fire away from our battleship and relieved them of some pressure in their boarding battle with the Galleon. But now we're in a pinch between two dangerous opponents. </text:p>
      <text:p text:style-name="P3"/>
      <text:p text:style-name="P2">Maintain course (Frigate)</text:p>
      <text:p text:style-name="P2"/>
      <text:p text:style-name="P3">The Frigate represent a larger threat to our ship then the scatter-shot of the smaller craft. </text:p>
      <text:p text:style-name="P3">I keep us on course, we should have enough speed to catch them. </text:p>
      <text:p text:style-name="P3"/>
      <text:p text:style-name="P3">'BWOOF!' Another blast of shrapnel come whistling in from the side as the Small-craft maintains pace alongside us, tearing holes in sails and injuring my crew. <text:s/></text:p>
      <text:p text:style-name="P3"/>
      <text:p text:style-name="P3">“Reeking hot hells! Put some shielding cover up on starboard side and time their shots! If we cant find cover from their shots we have to make some!” I curse as I watch replacements rush out to take over posts of those fallen or injured. </text:p>
      <text:p text:style-name="P3"/>
      <text:p text:style-name="P3">'THOOM! CLONG-clack!' I watch a piece of our armored bow go careening off into the air from the force of the impact. The outer plating being sheered off. </text:p>
      <text:p text:style-name="P3"/>
      <text:p text:style-name="P3">'BWOOM-BDOOM' A second and a third shot follows. A spray of water off our side and whistling projectile leaves a circular hole in the sails without any further effect. </text:p>
      <text:p text:style-name="P3"/>
      <text:p text:style-name="P3">My Ballistae crews have prepared boarding hooks as per my previous orders and are holding fire <text:soft-page-break/>and keeping their heads down. I wish they could have been as effective on return fire, but at these distances they can but hope for lucky hits. </text:p>
      <text:p text:style-name="P3"/>
      <text:p text:style-name="P3"/>
      <text:p text:style-name="P3"/>
      <text:p text:style-name="P2"/>
      <text:p text:style-name="P2">Change course ( Small-craft)</text:p>
      <text:p text:style-name="P2"/>
      <text:p text:style-name="P3"/>
      <text:p text:style-name="P3">The Scatter-shot of the smaller-craft represent a threat to crew and sails unlike the larger projectiles of the frigate. </text:p>
      <text:p text:style-name="P3">A few more shots and they might tear our sails to tatters and effectively immobilizing us. </text:p>
      <text:p text:style-name="P3"/>
      <text:p text:style-name="P3">We turn our bow toward the smaller craft, giving them a harder target to waste their shrapnel at. </text:p>
      <text:p text:style-name="P3">The enemy frigate is turning slowly to compensate for our sudden turn to keep us in their firing range. Our side is more exposed to their more powerful projectiles, but hopefully the last few shots were simply lucky. </text:p>
      <text:p text:style-name="P3"/>
      <text:p text:style-name="P3">'BWOOF'. The Small-craft ahead of us fires another shot and the armored bow rattles and clinks with a shower of tiny pieces of metal rain. Only a few pieces fly over high bow and hit the sails. Their weapon now seems highly ineffective against us, seems they cant aim it that much higher.</text:p>
      <text:p text:style-name="P3"/>
      <text:p text:style-name="P3">'BWOOM-KWOOM-BDOOM!' <text:s/>The frigate however fires next, with a salvo of three shots. </text:p>
      <text:p text:style-name="P3"/>
      <text:p text:style-name="P3">Its devastation as </text:p>
      <text:p text:style-name="P3"/>
      <text:p text:style-name="P3"/>
      <text:p text:style-name="P3"/>
      <text:p text:style-name="P3"/>
      <text:p text:style-name="P3"/>
      <text:p text:style-name="P2"/>
      <text:p text:style-name="P2">Nyxie sequence</text:p>
      <text:p text:style-name="P1"/>
      <text:p text:style-name="P1">While in my cabin, bent over our charts and updating our course with Nyxie, I look up to find the navigational-Officer smiling at me shyly. </text:p>
      <text:p text:style-name="P1">Something about her amicable smile is infectious and for a moment I quirk an amused quizzical smirk back at her. Role of Captain and subordinate temporarily set aside. </text:p>
      <text:p text:style-name="P1"/>
      <text:p text:style-name="P1">“What is it Nyxie?” </text:p>
      <text:p text:style-name="P1"/>
      <text:p text:style-name="P1">The Officer lets out a cheerful chirp as she replies. </text:p>
      <text:p text:style-name="P1"/>
      <text:p text:style-name="P1">“Oh, its just that I cant help but enjoy that concentrated look you get when you're focused, Captain.”</text:p>
      <text:p text:style-name="P1"/>
      <text:p text:style-name="P1">“Oh? Is there something funny about it?”</text:p>
      <text:p text:style-name="P1"/>
      <text:p text:style-name="P1">“No, nothing funny per say. But its more that person behind the captain shines through for a while.” Nyxie crooned a purr softly. I was not sure what amused her so, but her good humor always tended to rub off on others and did so now. </text:p>
      <text:p text:style-name="P1"/>
      <text:p text:style-name="P1">“Well, I'm glad I broke my poor un-captainlike habit of sticking out my tongue while focusing back <text:soft-page-break/>in the academy.”</text:p>
      <text:p text:style-name="P1"/>
      <text:p text:style-name="P1">Nyxie chuckled at that mirthfully, before she exhaled loudly, as if deciding something, prompting me to look up at her.</text:p>
      <text:p text:style-name="P1"/>
      <text:p text:style-name="P1">“Would you like to spend some time in me, Captain?” Nyxie boldly broaches whats on her mind. Her fur bristles with visible nervousness as she asks.</text:p>
      <text:p text:style-name="P1"/>
      <text:p text:style-name="P1">“Excuse me? 'In' you?” I ask surprised. </text:p>
      <text:p text:style-name="P1"/>
      <text:p text:style-name="P1">“Yes! Inside of me, down here.” Nyxie placed a paw to her abdomen and patted herself gently. She was flushing, but pressing on. “For a little while. No deepening or dominance, just...us.” </text:p>
      <text:p text:style-name="P1"/>
      <text:p text:style-name="P1">“But... what brought this on all of a sudden?” I blink, unable to deny the slight flutter her proposal stirred. Or is it just flattery?</text:p>
      <text:p text:style-name="P1"/>
      <text:p text:style-name="P1">“Oh, Captain.” Nyxie shuffled her feet and took a gentle step closer. “Its just that I watch you be so stoic and strong for everyone all the time, so we can place our absolute trust in you.</text:p>
      <text:p text:style-name="P1">But here, while you're pouring over our maps, counting distances with that look of vulnerable focus, I'm reminded you're just a Awe like the rest of us. And like any Awe, you must feel lonely and stressed too.”</text:p>
      <text:p text:style-name="P1"/>
      <text:p text:style-name="P1">Nyxie gently reached forward to place a paw on my shoulder. “I guess what I'm offering is to be someone you can place your trust into. Someone to carry you and your load a while.”</text:p>
      <text:p text:style-name="P1"/>
      <text:p text:style-name="P1">“I... Well.” I clear my throat briefly. “This is very considerate of you Nyxie. I...” </text:p>
      <text:p text:style-name="P1"/>
      <text:p text:style-name="P1"/>
      <text:p text:style-name="P1">Accept (Pouch)</text:p>
      <text:p text:style-name="P1"/>
      <text:p text:style-name="P1">“I confess your pouch looks very inviting right about now.” I find myself casually admitting, turning to face her more. </text:p>
      <text:p text:style-name="P1"/>
      <text:p text:style-name="P1">Nyxie seems to beam at my agreement to her offer, letting out a cooing soft sound. </text:p>
      <text:p text:style-name="P1"/>
      <text:p text:style-name="P1">“Oh, delight! I was worried I was being too forward. But it seemed like the direct approach was the best approach with you.” </text:p>
      <text:p text:style-name="P1"/>
      <text:p text:style-name="P1">“Accurately observed Nyxie. Subtle signals would go right over my head.” I place a paw on her hip, looking down at the lip of her pouch. That flutter goes through me again, it was evidently more then just flattery. </text:p>
      <text:p text:style-name="P1">I see Nyxies and others pouches every day, us Awes display them proudly. But now somehow, hers is different, its open to me and soon it will hold me tightly. </text:p>
      <text:p text:style-name="P1"/>
      <text:p text:style-name="P1">Nyxie slides a paw down to ease it open for me invitingly. She giggles softly and pecks my cheek with a brief nuzzle.</text:p>
      <text:p text:style-name="P1"/>
      <text:p text:style-name="P1">“There's that endearing focused face again, you look about ready to dive in already. So go ahead, dive.”</text:p>
      <text:p text:style-name="P1"/>
      <text:p text:style-name="P1">I needed no further prompting, charts and maps forgotten, I put my trust into my navigational officer and follow her recommended course. Paws slide into the stretching furred folds, then I'm <text:soft-page-break/>engulfed in warm darkness as my snout and chest follows. </text:p>
      <text:p text:style-name="P1"/>
      <text:p text:style-name="P1">Nyxie is about my own size, but she wouldn't have suggested her pouch if she wasn't confident in her capacity. Still, its expectantly an awkward squeeze to push myself down into her. I can feel the sides of her pouch-walls stretch around me, they do so reluctantly and I hear an inevitable wince or two from Nyxie as parts of her lower abdomen and belly has to expand and make room for me. </text:p>
      <text:p text:style-name="P1">But all through it all, there's the vibrating reassuring companionable purr. She is greatly enjoying the privilege of pouching her captain no doubt. </text:p>
      <text:p text:style-name="P1"/>
      <text:p text:style-name="P1">I relax and relinquish control of the situation to her, letting her steer me down into herself and it takes a little time for her body to adjust itself to me and let me down entirely. But the pouch expands, bulges and adjusts as determined Awes put its dormant capacity to use.</text:p>
      <text:p text:style-name="P1">By the end there's a final few more squeezes and I feel her shoving down at my hindquarters and legs, folding me inside before closing the lip around me. </text:p>
      <text:p text:style-name="P1">My snout is nestled deep in the depths of her pouch, resting against its bottom curved fold, encompassed in darkness and silken soft short fine fur. </text:p>
      <text:p text:style-name="P1">My position with my back against her belly is a little awkward, but we both wait for the pouch to further loosen and for me to settle down against the now sagging bottom of the pouch before I'm spun around. </text:p>
      <text:p text:style-name="P1">Soon, comfortable and nestled in, I close my eyes and let myself drift. Nyxies crooning cheerful background purr pull my thoughts away from any worries and responsibilities. I can feel her move, carrying me with her across the room and settle down. <text:s/>For now there is just rest and trust. </text:p>
      <text:p text:style-name="P1"/>
      <text:p text:style-name="P1"/>
      <text:p text:style-name="P1">Accept (Belly)</text:p>
      <text:p text:style-name="P1"/>
      <text:p text:style-name="P1">“I think... filling your stomach sounds rather interesting!” I ventured with a quiet tone, looking down at her figure. </text:p>
      <text:p text:style-name="P1"/>
      <text:p text:style-name="P1">“Oh..!” Nyxie beamed and smiled nervously, putting a paw on her belly, following my gaze down before looking up again. “I confess I meant my pouch, but I certainly have little qualms about the thought of eating you!” </text:p>
      <text:p text:style-name="P1"/>
      <text:p text:style-name="P1">I could but return her sheepish smile and shuffle my feet bashfully. It had been a while since I placed my trust in anyone to this level. Letting someone eat you, was never risk-free. A stomach is for food and would treat you as such after a period of time, no matter the feelings involved with both parties.</text:p>
      <text:p text:style-name="P1">But I felt comfortable with Nyxie. Comfortable enough that the idea of letting her consume me and place all of me in her offered trust was an attractive idea. <text:s/></text:p>
      <text:p text:style-name="P1"/>
      <text:p text:style-name="P1">“I like you Nyxie.” I said and pressed myself close to her, paws gently stroking the sides of her belly and hips. “I would consider it a privilege to have you eat me.” </text:p>
      <text:p text:style-name="P1"/>
      <text:p text:style-name="P1">Nyxie chuckled merrily in reply.</text:p>
      <text:p text:style-name="P1">“I'd never dare believe I'd hear those words out of you, Captain.” She licked her lips in a teasing way as she leaned forward against me. “But I cant say I didn't wish you would!” Her paws wrapped around my back in an embrace, locking eyes with mine. </text:p>
      <text:p text:style-name="P1"/>
      <text:p text:style-name="P1">“We're both adults, we know the risks of this kind of play.” She assured in a rather redundant but traditional check of consent. </text:p>
      <text:p text:style-name="P1"/>
      <text:p text:style-name="P1">“Of-course.” I replied. </text:p>
      <text:p text:style-name="P1"><text:soft-page-break/></text:p>
      <text:p text:style-name="P1">“Well then, let me hear you say it one more time. I liked hearing it!” Am infectious mischievous grin spread on her face as she squeezed tighter. </text:p>
      <text:p text:style-name="P1"/>
      <text:p text:style-name="P1">“Please eat me, Nyxie.” I complied with a slight shudder. Nyxie, for all her gentle playfulness had quite a bit of a dominant side to her, no matter what she claimed. I submitted to it. </text:p>
      <text:p text:style-name="P1"/>
      <text:p text:style-name="P1">Nyxies eyes twinkled and she yawned wide before of my snout. She paused to give me an ample view of her gape, noting that she had a fine healthy row of teeth and a speckled pattern on her palate before her paw pushed at the back of my head and shoved me against her tongue and gullet. </text:p>
      <text:p text:style-name="P1"/>
      <text:p text:style-name="P1">I was unable to resist letting out a soft moan as she swallowed briskly, pulling my snout down over the back of the tongue and into tight and moist gullet. She paused there a while, before I realized I was being quite tense and relaxed into it, letting her consume me. </text:p>
      <text:p text:style-name="P1"/>
      <text:p text:style-name="P1">She swallowed down my entire head in short succession before I felt her paws run along my body, undoing my uniform which we in our haste had forgotten about. </text:p>
      <text:p text:style-name="P1">It clattered to the floor, cape, vest and pauldrons and then she heaved me inward, consuming me in earnest. </text:p>
      <text:p text:style-name="P1"><text:s/></text:p>
      <text:p text:style-name="P1">The dark pulsing passage of her undulating throat led me down into her body. I felt the slight pinch and gently bite of her teeth and mouth as her jaws stretched and occasionally bit down on my body to hold me steady in between gulps. </text:p>
      <text:p text:style-name="P1">It had been a long time since I had been swallowed by someone. No one had bested me in combat to earn it and none like Nyxie had come along to earn my consent since before my navy days either. </text:p>
      <text:p text:style-name="P1"/>
      <text:p text:style-name="P1">She was a gentle enough consumer, taking her time to let her body encompass mine. But no matter how gentle she'd try to be, it was an unavoidably slightly uncomfortable experience to be squashed down into her stomach. </text:p>
      <text:p text:style-name="P1">With my arms pinned to my sides and my hindquarters raised off the ground, I had to first squeeze down the very cramped wet passage before my snout entered her stomach and pushed against its elastic walls to expand it as my body followed. </text:p>
      <text:p text:style-name="P1"/>
      <text:p text:style-name="P1">I let out a bit of a wince and involuntary squirming buck as the stomach enfolded me tightly and I felt her mouth slurp around my legs and feet. She purred at this, the very world around me vibrating softly. I could not blame her for taking a little pleasure out stomaching me. In fact, her purr reminded me that it was all alright. It was Nyxie who's belly I was filling. </text:p>
      <text:p text:style-name="P1"/>
      <text:p text:style-name="P1">Soon enough she gulped audibly around feet and I came to rest inside her stretched furred stomach.</text:p>
      <text:p text:style-name="P1">One could never call a stomach spacious, as the stomach-walls wrapped around my form snugly. But there was a certain kind of comfort in laying so deep inside another Awe, at the core of her body. Warm, dark and noisy as it was inside.</text:p>
      <text:p text:style-name="P1"/>
      <text:p text:style-name="P1">I felt the pressure of her paw as she rubbed me over and then a rumbling wet 'gleeerk' as she belched proudly, I imagined it sounded different from outside. </text:p>
      <text:p text:style-name="P1">I was in Nyxies belly now, a bulging round lump on her abdomen. Her stomach gave a soft gurgle as muscles shifted with her movements and kneaded in against me softly. I could imagine her take a seat by the charts and continuing her work, a very pleased infectious smile on her lips. </text:p>
      <text:p text:style-name="P1"/>
      <text:p text:style-name="P1"/>
      <text:p text:style-name="P1">Digested or released by Nyxie</text:p>
      <text:p text:style-name="P1"/>
      <text:p text:style-name="P1"><text:soft-page-break/>Time passed in its own pace down in Nyxies belly. The sounds of her body, the occasional glern and groan of the stomach surrounding me. It was strangely peaceful all things considered. </text:p>
      <text:p text:style-name="P1">Even though my fur was soaked with wet fluids and some limbs of mine were uncomfortably squashed against my body with my tail asleep, I found I could just let time and thoughts drift away.</text:p>
      <text:p text:style-name="P1"/>
      <text:p text:style-name="P1">But its like from a deep dream that I feel myself being jostled around, shook and prodded. A muffled distant voice beckons for me come out of my deep reveries and back to reality. I'm in Nyxies stomach. Already the chamber is wrapped tighter then before, pressing in and rhythmically churning slightly. </text:p>
      <text:p text:style-name="P1"/>
      <text:p text:style-name="P1">“Alright Avolc, my captain. Its time.” She cooed softly, jostling me again. </text:p>
      <text:p text:style-name="P1"/>
      <text:p text:style-name="P1">It struck me quite firmly that she did not specifically say what it was time for. I felt a surge of affectionate bemusement toward that. <text:s/>She had left my options open for me on how to let my time come to an end. </text:p>
      <text:p text:style-name="P1"/>
      <text:p text:style-name="P1">Digest. </text:p>
      <text:p text:style-name="P1"/>
      <text:p text:style-name="P1">I suppose my hesitation is a telling sign enough of what direction I wish for our evening to proceed. </text:p>
      <text:p text:style-name="P1"/>
      <text:p text:style-name="P1"/>
      <text:p text:style-name="P1"/>
      <text:p text:style-name="P1"/>
      <text:p text:style-name="P1">Turn dow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03T05:53:59.74</meta:creation-date>
    <dc:date>2018-01-07T18:26:15.26</dc:date>
    <meta:editing-duration>P3DT20H11M14S</meta:editing-duration>
    <meta:editing-cycles>60</meta:editing-cycles>
    <meta:generator>OpenOffice/4.1.3$Win32 OpenOffice.org_project/413m1$Build-9783</meta:generator>
    <meta:document-statistic meta:table-count="0" meta:image-count="0" meta:object-count="0" meta:page-count="36" meta:paragraph-count="608" meta:word-count="16637" meta:character-count="92896"/>
  </office:meta>
</office:document-meta>
</file>